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mbria Math" svg:font-family="Cambria Math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style:language-asian="en" style:country-asian="US" style:language-complex="ar" style:country-complex="SA" fo:hyphenate="true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ableColumn29" style:family="table-column">
      <style:table-column-properties style:column-width="2.5in" style:use-optimal-column-width="false"/>
    </style:style>
    <style:style style:name="TableColumn30" style:family="table-column">
      <style:table-column-properties style:column-width="4.7597in" style:use-optimal-column-width="false"/>
    </style:style>
    <style:style style:name="Table28" style:family="table">
      <style:table-properties style:width="7.2597in" fo:margin-left="0in" table:align="left"/>
    </style:style>
    <style:style style:name="TableRow31" style:family="table-row">
      <style:table-row-properties style:row-height="0.5in" style:use-optimal-row-height="false"/>
    </style:style>
    <style:style style:name="TableCell32" style:family="table-cell">
      <style:table-cell-properties fo:border="none" style:writing-mode="lr-tb" fo:padding-top="0.0381in" fo:padding-left="0.0381in" fo:padding-bottom="0.0381in" fo:padding-right="0.0381in"/>
    </style:style>
    <style:style style:name="P3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margin-left="0.4368in">
        <style:tab-stops/>
      </style:paragraph-properties>
    </style:style>
    <style:style style:name="T37" style:parent-style-name="Fuentedepárrafopredeter." style:family="text">
      <style:text-properties style:font-name="Calibri" style:font-name-complex="Calibri" fo:font-size="16pt" style:font-size-asian="16pt"/>
    </style:style>
    <style:style style:name="TableRow38" style:family="table-row">
      <style:table-row-properties style:row-height="0.5986in" style:use-optimal-row-height="false"/>
    </style:style>
    <style:style style:name="TableCell39" style:family="table-cell">
      <style:table-cell-properties fo:border="none" style:writing-mode="lr-tb" fo:padding-top="0.0381in" fo:padding-left="0.0381in" fo:padding-bottom="0.0381in" fo:padding-right="0.0381in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margin-left="0.4368in">
        <style:tab-stops/>
      </style:paragraph-properties>
    </style:style>
    <style:style style:name="T44" style:parent-style-name="Fuentedepárrafopredeter." style:family="text">
      <style:text-properties style:font-name="Calibri" style:font-name-complex="Calibri" fo:font-size="16pt" style:font-size-asian="16pt"/>
    </style:style>
    <style:style style:name="TableRow45" style:family="table-row">
      <style:table-row-properties style:row-height="0.55in" style:use-optimal-row-height="false"/>
    </style:style>
    <style:style style:name="TableCell46" style:family="table-cell">
      <style:table-cell-properties fo:border="none" style:writing-mode="lr-tb" fo:padding-top="0.0381in" fo:padding-left="0.0381in" fo:padding-bottom="0.0381in" fo:padding-right="0.0381in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margin-left="0.4368in">
        <style:tab-stops/>
      </style:paragraph-properties>
      <style:text-properties style:font-name="Calibri" style:font-name-complex="Calibri" fo:font-size="16pt" style:font-size-asian="16pt"/>
    </style:style>
    <style:style style:name="TableRow51" style:family="table-row">
      <style:table-row-properties style:row-height="0.5534in" style:use-optimal-row-height="false"/>
    </style:style>
    <style:style style:name="TableCell52" style:family="table-cell">
      <style:table-cell-properties fo:border="none" style:writing-mode="lr-tb" fo:padding-top="0.0381in" fo:padding-left="0.0381in" fo:padding-bottom="0.0381in" fo:padding-right="0.0381in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margin-left="0.4368in">
        <style:tab-stops/>
      </style:paragraph-properties>
      <style:text-properties style:font-name="Calibri" style:font-name-complex="Calibri" fo:font-size="16pt" style:font-size-asian="16pt" fo:language="es" fo:country="MX"/>
    </style:style>
    <style:style style:name="TableRow57" style:family="table-row">
      <style:table-row-properties style:row-height="0.55in" style:use-optimal-row-height="false"/>
    </style:style>
    <style:style style:name="TableCell58" style:family="table-cell">
      <style:table-cell-properties fo:border="none" style:writing-mode="lr-tb" fo:padding-top="0.0381in" fo:padding-left="0.0381in" fo:padding-bottom="0.0381in" fo:padding-right="0.0381in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margin-left="0.4368in">
        <style:tab-stops/>
      </style:paragraph-properties>
      <style:text-properties style:font-name="Calibri" style:font-name-complex="Calibri" fo:font-size="16pt" style:font-size-asian="16pt" fo:language="es" fo:country="MX"/>
    </style:style>
    <style:style style:name="TableRow63" style:family="table-row">
      <style:table-row-properties style:row-height="0.5in" style:use-optimal-row-height="false"/>
    </style:style>
    <style:style style:name="TableCell64" style:family="table-cell">
      <style:table-cell-properties fo:border="none" style:writing-mode="lr-tb" fo:padding-top="0.0381in" fo:padding-left="0.0381in" fo:padding-bottom="0.0381in" fo:padding-right="0.0381in"/>
    </style:style>
    <style:style style:name="P65" style:parent-style-name="Cambria" style:family="paragraph">
      <style:paragraph-properties fo:margin-left="0.4368in">
        <style:tab-stops/>
      </style:paragraph-properties>
      <style:text-properties fo:language="es" fo:country="MX"/>
    </style:style>
    <style:style style:name="TableCell6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68" style:family="table-row">
      <style:table-row-properties style:row-height="0.5in" style:use-optimal-row-height="false"/>
    </style:style>
    <style:style style:name="TableCell69" style:family="table-cell">
      <style:table-cell-properties fo:border="none" style:writing-mode="lr-tb" fo:padding-top="0.0381in" fo:padding-left="0.0381in" fo:padding-bottom="0.0381in" fo:padding-right="0.0381in"/>
    </style:style>
    <style:style style:name="P70" style:parent-style-name="Cambria" style:family="paragraph">
      <style:paragraph-properties fo:margin-left="0.4368in">
        <style:tab-stops/>
      </style:paragraph-properties>
      <style:text-properties fo:language="es" fo:country="MX"/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3" style:family="table-row">
      <style:table-row-properties style:row-height="0.5541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  <style:text-properties style:font-name="Calibri" style:font-name-complex="Calibri" fo:font-size="16pt" style:font-size-asian="16pt"/>
    </style:style>
    <style:style style:name="TableRow79" style:family="table-row">
      <style:table-row-properties style:row-height="0.5493in" style:use-optimal-row-height="false"/>
    </style:style>
    <style:style style:name="TableCell80" style:family="table-cell">
      <style:table-cell-properties fo:border="none" style:writing-mode="lr-tb" fo:padding-top="0.0381in" fo:padding-left="0.0381in" fo:padding-bottom="0.0381in" fo:padding-right="0.0381in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2" style:parent-style-name="Standard" style:family="paragraph">
      <style:paragraph-properties fo:text-align="end" fo:margin-left="0.4368in">
        <style:tab-stops/>
      </style:paragraph-properties>
    </style:style>
    <style:style style:name="T83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  <style:text-properties style:font-name="Calibri" style:font-name-complex="Calibri" fo:font-size="16pt" style:font-size-asian="16pt"/>
    </style:style>
    <style:style style:name="TableRow86" style:family="table-row">
      <style:table-row-properties style:row-height="0.6208in" style:use-optimal-row-height="false"/>
    </style:style>
    <style:style style:name="TableCell87" style:family="table-cell">
      <style:table-cell-properties fo:border="none" style:writing-mode="lr-tb" fo:padding-top="0.0381in" fo:padding-left="0.0381in" fo:padding-bottom="0.0381in" fo:padding-right="0.0381in"/>
    </style:style>
    <style:style style:name="P8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9" style:parent-style-name="Standard" style:family="paragraph">
      <style:paragraph-properties fo:text-align="end" fo:margin-left="0.4368in">
        <style:tab-stops/>
      </style:paragraph-properties>
    </style:style>
    <style:style style:name="T9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TableRow93" style:family="table-row">
      <style:table-row-properties style:row-height="0.5in" style:use-optimal-row-height="false"/>
    </style:style>
    <style:style style:name="TableCell94" style:family="table-cell">
      <style:table-cell-properties fo:border="none" style:writing-mode="lr-tb" fo:padding-top="0.0381in" fo:padding-left="0.0381in" fo:padding-bottom="0.0381in" fo:padding-right="0.0381in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ableCell9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margin-left="0.4368in">
        <style:tab-stops/>
      </style:paragraph-properties>
    </style:style>
    <style:style style:name="P98" style:parent-style-name="Standard" style:family="paragraph">
      <style:text-properties style:font-name="Calibri" fo:color="#000000" fo:font-size="26pt" style:font-size-asian="26pt"/>
    </style:style>
    <style:style style:name="P99" style:parent-style-name="Normal" style:family="paragraph">
      <style:paragraph-properties fo:text-align="center"/>
      <style:text-properties style:font-name="Calibri" style:font-name-complex="Calibri" fo:color="#FF0000" fo:font-size="16pt" style:font-size-asian="16pt" style:font-size-complex="16pt" fo:hyphenate="true"/>
    </style:style>
    <style:style style:name="P100" style:parent-style-name="Normal" style:family="paragraph">
      <style:text-properties style:font-name="Calibri" fo:color="#FF0000" fo:font-size="16pt" style:font-size-asian="16pt" style:font-size-complex="16pt" fo:hyphenate="true"/>
    </style:style>
    <style:style style:name="P101" style:parent-style-name="Normal" style:family="paragraph">
      <style:text-properties style:font-name="Calibri" fo:color="#FF0000" fo:font-size="16pt" style:font-size-asian="16pt" style:font-size-complex="16pt" fo:hyphenate="true"/>
    </style:style>
    <style:style style:name="P102" style:parent-style-name="Normal" style:family="paragraph">
      <style:text-properties style:font-name="Calibri" fo:font-size="26pt" style:font-size-asian="26pt" fo:hyphenate="true"/>
    </style:style>
    <style:style style:name="P103" style:parent-style-name="Normal" style:family="paragraph">
      <style:text-properties style:font-name="Calibri" fo:color="#000000" fo:font-size="16pt" style:font-size-asian="16pt" style:font-size-complex="16pt" fo:hyphenate="true"/>
    </style:style>
    <style:style style:name="P104" style:parent-style-name="Normal" style:family="paragraph">
      <style:text-properties style:font-name="Calibri" fo:color="#000000" fo:font-size="16pt" style:font-size-asian="16pt" style:font-size-complex="16pt" fo:hyphenate="true"/>
    </style:style>
    <style:style style:name="P105" style:parent-style-name="Normal" style:family="paragraph">
      <style:text-properties style:font-name="Calibri" fo:color="#FF0000" fo:font-size="16pt" style:font-size-asian="16pt" style:font-size-complex="16pt" fo:hyphenate="true"/>
    </style:style>
    <style:style style:name="P106" style:parent-style-name="Normal" style:family="paragraph">
      <style:text-properties style:font-name="Calibri" fo:color="#FF0000" fo:font-size="16pt" style:font-size-asian="16pt" style:font-size-complex="16pt" fo:hyphenate="true"/>
    </style:style>
    <style:style style:name="P107" style:parent-style-name="Normal" style:family="paragraph">
      <style:text-properties style:font-name="Calibri" fo:font-size="16pt" style:font-size-asian="16pt" style:font-size-complex="16pt" fo:hyphenate="true"/>
    </style:style>
    <style:style style:name="P108" style:parent-style-name="Normal" style:family="paragraph">
      <style:text-properties style:font-name="Calibri" fo:font-size="16pt" style:font-size-asian="16pt" style:font-size-complex="16pt" fo:hyphenate="true"/>
    </style:style>
    <style:style style:name="P109" style:parent-style-name="Normal" style:family="paragraph">
      <style:text-properties fo:hyphenate="true"/>
    </style:style>
    <style:style style:name="T110" style:parent-style-name="Fuentedepárrafopredeter." style:family="text">
      <style:text-properties style:font-name="Calibri" fo:font-size="16pt" style:font-size-asian="16pt" style:font-size-complex="16pt"/>
    </style:style>
    <style:style style:name="P111" style:parent-style-name="Normal" style:family="paragraph">
      <style:paragraph-properties fo:text-align="center"/>
      <style:text-properties style:font-name="Calibri" style:font-name-complex="Calibri"/>
    </style:style>
    <style:style style:name="T112" style:parent-style-name="Fuentedepárrafopredeter." style:family="text">
      <style:text-properties style:font-name="Calibri" fo:font-weight="bold" style:font-weight-asian="bold" fo:font-size="16pt" style:font-size-asian="16pt" style:font-size-complex="16pt"/>
    </style:style>
    <style:style style:name="P113" style:parent-style-name="Normal" style:family="paragraph">
      <style:text-properties fo:hyphenate="true"/>
    </style:style>
    <style:style style:name="T114" style:parent-style-name="Fuentedepárrafopredeter." style:family="text">
      <style:text-properties style:font-name="Calibri" fo:font-weight="bold" style:font-weight-asian="bold" fo:font-size="16pt" style:font-size-asian="16pt" style:font-size-complex="16pt"/>
    </style:style>
    <style:style style:name="T115" style:parent-style-name="Fuentedepárrafopredeter." style:family="text">
      <style:text-properties style:font-name="Calibri" fo:font-size="16pt" style:font-size-asian="16pt" style:font-size-complex="16pt"/>
    </style:style>
    <style:style style:name="P116" style:parent-style-name="Normal" style:family="paragraph">
      <style:text-properties style:font-name="Calibri" fo:font-size="16pt" style:font-size-asian="16pt" style:font-size-complex="16pt" fo:hyphenate="true"/>
    </style:style>
    <style:style style:name="P117" style:parent-style-name="Normal" style:family="paragraph">
      <style:text-properties fo:hyphenate="true"/>
    </style:style>
    <style:style style:name="T118" style:parent-style-name="Fuentedepárrafopredeter." style:family="text">
      <style:text-properties style:font-name="Calibri" fo:font-size="16pt" style:font-size-asian="16pt" style:font-size-complex="16pt"/>
    </style:style>
    <style:style style:name="P119" style:parent-style-name="Normal" style:family="paragraph">
      <style:paragraph-properties fo:text-align="center"/>
      <style:text-properties style:font-name="Calibri" style:font-name-complex="Calibri" fo:font-size="9pt" style:font-size-asian="9pt"/>
    </style:style>
    <style:style style:name="T120" style:parent-style-name="Fuentedepárrafopredeter." style:family="text">
      <style:text-properties style:font-name="Calibri" fo:font-size="16pt" style:font-size-asian="16pt" style:font-size-complex="16pt"/>
    </style:style>
    <style:style style:name="T121" style:parent-style-name="Fuentedepárrafopredeter." style:family="text">
      <style:text-properties style:font-name="Calibri" style:font-name-complex="Calibri" fo:font-size="16pt" style:font-size-asian="16pt" style:font-size-complex="16pt"/>
    </style:style>
    <style:style style:name="T122" style:parent-style-name="Fuentedepárrafopredeter." style:family="text">
      <style:text-properties style:font-name="Calibri" fo:font-size="16pt" style:font-size-asian="16pt" style:font-size-complex="16pt"/>
    </style:style>
    <style:style style:name="P123" style:parent-style-name="Normal" style:family="paragraph">
      <style:text-properties style:font-name="Calibri" fo:font-size="16pt" style:font-size-asian="16pt" style:font-size-complex="16pt" fo:hyphenate="true"/>
    </style:style>
    <style:style style:name="P124" style:parent-style-name="Párrafodelista" style:family="paragraph">
      <style:text-properties fo:hyphenate="true"/>
    </style:style>
    <style:style style:name="T125" style:parent-style-name="Fuentedepárrafopredeter." style:family="text">
      <style:text-properties style:font-name="Calibri" fo:font-size="16pt" style:font-size-asian="16pt" style:font-size-complex="16pt"/>
    </style:style>
    <style:style style:name="T126" style:parent-style-name="Fuentedepárrafopredeter." style:family="text">
      <style:text-properties style:font-name="Calibri" fo:font-size="16pt" style:font-size-asian="16pt" style:font-size-complex="16pt"/>
    </style:style>
    <style:style style:name="P127" style:parent-style-name="Párrafodelista" style:family="paragraph">
      <style:text-properties style:font-name="Calibri" fo:font-size="16pt" style:font-size-asian="16pt" style:font-size-complex="16pt" fo:hyphenate="true"/>
    </style:style>
    <style:style style:name="P128" style:parent-style-name="Párrafodelista" style:family="paragraph">
      <style:text-properties fo:hyphenate="true"/>
    </style:style>
    <style:style style:name="T129" style:parent-style-name="Fuentedepárrafopredeter." style:family="text">
      <style:text-properties style:font-name="Calibri" fo:font-size="16pt" style:font-size-asian="16pt" style:font-size-complex="16pt"/>
    </style:style>
    <style:style style:name="T130" style:parent-style-name="Fuentedepárrafopredeter." style:family="text">
      <style:text-properties fo:font-size="9pt" style:font-size-asian="9pt"/>
    </style:style>
    <style:style style:name="T131" style:parent-style-name="Fuentedepárrafopredeter." style:family="text">
      <style:text-properties style:font-name="Cambria Math" style:font-name-complex="Cambria Math" fo:font-size="9pt" style:font-size-asian="9pt"/>
    </style:style>
    <style:style style:name="T132" style:parent-style-name="Fuentedepárrafopredeter." style:family="text">
      <style:text-properties fo:font-size="9pt" style:font-size-asian="9pt"/>
    </style:style>
    <style:style style:name="T133" style:parent-style-name="Fuentedepárrafopredeter." style:family="text">
      <style:text-properties style:font-name="Cambria Math" style:font-name-complex="Cambria Math" fo:font-size="9pt" style:font-size-asian="9pt"/>
    </style:style>
    <style:style style:name="T134" style:parent-style-name="Fuentedepárrafopredeter." style:family="text">
      <style:text-properties fo:font-size="9pt" style:font-size-asian="9pt"/>
    </style:style>
    <style:style style:name="T135" style:parent-style-name="Fuentedepárrafopredeter." style:family="text">
      <style:text-properties style:font-name="Times New Roman" style:font-name-complex="Times New Roman" fo:font-size="9pt" style:font-size-asian="9pt"/>
    </style:style>
    <style:style style:name="T136" style:parent-style-name="Fuentedepárrafopredeter." style:family="text">
      <style:text-properties fo:font-size="9pt" style:font-size-asian="9pt"/>
    </style:style>
    <style:style style:name="T137" style:parent-style-name="Fuentedepárrafopredeter." style:family="text">
      <style:text-properties style:font-name="Times New Roman" style:font-name-complex="Times New Roman" fo:font-size="9pt" style:font-size-asian="9pt"/>
    </style:style>
    <style:style style:name="T138" style:parent-style-name="Fuentedepárrafopredeter." style:family="text">
      <style:text-properties fo:font-size="9pt" style:font-size-asian="9pt"/>
    </style:style>
    <style:style style:name="T139" style:parent-style-name="Fuentedepárrafopredeter." style:family="text">
      <style:text-properties style:font-name="Times New Roman" style:font-name-complex="Times New Roman" fo:font-size="9pt" style:font-size-asian="9pt"/>
    </style:style>
    <style:style style:name="T140" style:parent-style-name="Fuentedepárrafopredeter." style:family="text">
      <style:text-properties fo:font-size="9pt" style:font-size-asian="9pt"/>
    </style:style>
    <style:style style:name="T141" style:parent-style-name="Fuentedepárrafopredeter." style:family="text">
      <style:text-properties style:font-name="Calibri" fo:font-size="16pt" style:font-size-asian="16pt" style:font-size-complex="16pt"/>
    </style:style>
    <style:style style:name="P142" style:parent-style-name="Párrafodelista" style:family="paragraph">
      <style:text-properties fo:hyphenate="true"/>
    </style:style>
    <style:style style:name="T143" style:parent-style-name="Fuentedepárrafopredeter." style:family="text">
      <style:text-properties style:font-name="Calibri" fo:font-size="16pt" style:font-size-asian="16pt" style:font-size-complex="16pt"/>
    </style:style>
    <style:style style:name="T144" style:parent-style-name="Fuentedepárrafopredeter." style:family="text">
      <style:text-properties style:font-name="Cambria Math" style:font-name-complex="Cambria Math" fo:font-size="16pt" style:font-size-asian="16pt" style:font-size-complex="16pt"/>
    </style:style>
    <style:style style:name="T145" style:parent-style-name="Fuentedepárrafopredeter." style:family="text">
      <style:text-properties style:font-name="Calibri" fo:font-size="16pt" style:font-size-asian="16pt" style:font-size-complex="16pt"/>
    </style:style>
    <style:style style:name="T146" style:parent-style-name="Fuentedepárrafopredeter." style:family="text">
      <style:text-properties style:font-name="Calibri" style:text-position="super 65.6%" fo:font-size="16pt" style:font-size-asian="16pt" style:font-size-complex="16pt"/>
    </style:style>
    <style:style style:name="T147" style:parent-style-name="Fuentedepárrafopredeter." style:family="text">
      <style:text-properties style:font-name="Calibri" fo:font-size="16pt" style:font-size-asian="16pt" style:font-size-complex="16pt"/>
    </style:style>
    <style:style style:name="T148" style:parent-style-name="Fuentedepárrafopredeter." style:family="text">
      <style:text-properties style:font-name="Cambria Math" style:font-name-complex="Cambria Math" fo:font-size="16pt" style:font-size-asian="16pt" style:font-size-complex="16pt"/>
    </style:style>
    <style:style style:name="T149" style:parent-style-name="Fuentedepárrafopredeter." style:family="text">
      <style:text-properties style:font-name="Calibri" fo:font-size="16pt" style:font-size-asian="16pt" style:font-size-complex="16pt"/>
    </style:style>
    <style:style style:name="T150" style:parent-style-name="Fuentedepárrafopredeter." style:family="text">
      <style:text-properties style:font-name="Calibri" style:font-name-complex="Calibri" fo:font-size="16pt" style:font-size-asian="16pt" style:font-size-complex="16pt"/>
    </style:style>
    <style:style style:name="T151" style:parent-style-name="Fuentedepárrafopredeter." style:family="text">
      <style:text-properties style:font-name="Calibri" fo:font-size="16pt" style:font-size-asian="16pt" style:font-size-complex="16pt"/>
    </style:style>
    <style:style style:name="T152" style:parent-style-name="Fuentedepárrafopredeter." style:family="text">
      <style:text-properties style:font-name="Calibri" style:font-name-complex="Calibri" fo:font-size="16pt" style:font-size-asian="16pt" style:font-size-complex="16pt"/>
    </style:style>
    <style:style style:name="T153" style:parent-style-name="Fuentedepárrafopredeter." style:family="text">
      <style:text-properties style:font-name="Calibri" fo:font-size="16pt" style:font-size-asian="16pt" style:font-size-complex="16pt"/>
    </style:style>
    <style:style style:name="T154" style:parent-style-name="Fuentedepárrafopredeter." style:family="text">
      <style:text-properties style:font-name="Calibri" style:font-name-complex="Calibri" fo:font-size="16pt" style:font-size-asian="16pt" style:font-size-complex="16pt"/>
    </style:style>
    <style:style style:name="T155" style:parent-style-name="Fuentedepárrafopredeter." style:family="text">
      <style:text-properties style:font-name="Calibri" fo:font-size="16pt" style:font-size-asian="16pt" style:font-size-complex="16pt"/>
    </style:style>
    <style:style style:name="P156" style:parent-style-name="Párrafodelista" style:family="paragraph">
      <style:text-properties fo:hyphenate="true"/>
    </style:style>
    <style:style style:name="T157" style:parent-style-name="Fuentedepárrafopredeter." style:family="text">
      <style:text-properties style:font-name="Calibri" fo:font-size="16pt" style:font-size-asian="16pt" style:font-size-complex="16pt"/>
    </style:style>
    <style:style style:name="T158" style:parent-style-name="Fuentedepárrafopredeter." style:family="text">
      <style:text-properties style:font-name="Calibri" fo:font-size="16pt" style:font-size-asian="16pt" style:font-size-complex="16pt"/>
    </style:style>
    <style:style style:name="T159" style:parent-style-name="Fuentedepárrafopredeter." style:family="text">
      <style:text-properties style:font-name="Calibri" fo:font-size="16pt" style:font-size-asian="16pt" style:font-size-complex="16pt"/>
    </style:style>
    <style:style style:name="P160" style:parent-style-name="Párrafodelista" style:family="paragraph">
      <style:text-properties style:font-name="Calibri" fo:font-size="16pt" style:font-size-asian="16pt" style:font-size-complex="16pt"/>
    </style:style>
    <style:style style:name="P161" style:parent-style-name="Párrafodelista" style:family="paragraph">
      <style:text-properties style:font-name="Calibri" fo:font-size="16pt" style:font-size-asian="16pt" style:font-size-complex="16pt" fo:hyphenate="true"/>
    </style:style>
    <style:style style:name="P162" style:parent-style-name="Párrafodelista" style:family="paragraph">
      <style:text-properties fo:hyphenate="true"/>
    </style:style>
    <style:style style:name="T163" style:parent-style-name="Fuentedepárrafopredeter." style:family="text">
      <style:text-properties style:font-name="Calibri" fo:font-size="16pt" style:font-size-asian="16pt" style:font-size-complex="16pt"/>
    </style:style>
    <style:style style:name="P164" style:parent-style-name="Normal" style:family="paragraph">
      <style:paragraph-properties fo:text-align="center"/>
    </style:style>
    <style:style style:name="T165" style:parent-style-name="Fuentedepárrafopredeter." style:family="text">
      <style:text-properties style:font-name="Calibri" fo:font-size="6pt" style:font-size-asian="6pt"/>
    </style:style>
    <style:style style:name="T166" style:parent-style-name="Fuentedepárrafopredeter." style:family="text">
      <style:text-properties fo:font-size="6pt" style:font-size-asian="6pt"/>
    </style:style>
    <style:style style:name="T167" style:parent-style-name="Fuentedepárrafopredeter." style:family="text">
      <style:text-properties fo:font-size="7pt" style:font-size-asian="7pt"/>
    </style:style>
    <style:style style:name="T168" style:parent-style-name="Fuentedepárrafopredeter." style:family="text">
      <style:text-properties style:font-name="Calibri" fo:font-size="16pt" style:font-size-asian="16pt" style:font-size-complex="16pt"/>
    </style:style>
    <style:style style:name="T169" style:parent-style-name="Fuentedepárrafopredeter." style:family="text">
      <style:text-properties style:font-name="Calibri" fo:font-size="16pt" style:font-size-asian="16pt" style:font-size-complex="16pt"/>
    </style:style>
    <style:style style:name="P170" style:parent-style-name="Párrafodelista" style:family="paragraph">
      <style:text-properties fo:hyphenate="true"/>
    </style:style>
    <style:style style:name="T171" style:parent-style-name="Fuentedepárrafopredeter." style:family="text">
      <style:text-properties style:font-name="Calibri" fo:font-size="16pt" style:font-size-asian="16pt" style:font-size-complex="16pt"/>
    </style:style>
    <style:style style:name="P172" style:parent-style-name="Normal" style:family="paragraph">
      <style:paragraph-properties fo:text-align="center"/>
      <style:text-properties style:font-name="Calibri" fo:font-size="10pt" style:font-size-asian="10pt"/>
    </style:style>
    <style:style style:name="T173" style:parent-style-name="Fuentedepárrafopredeter." style:family="text">
      <style:text-properties style:font-name="Calibri" fo:font-size="16pt" style:font-size-asian="16pt" style:font-size-complex="16pt"/>
    </style:style>
    <style:style style:name="T174" style:parent-style-name="Fuentedepárrafopredeter." style:family="text">
      <style:text-properties style:font-name="Calibri" fo:font-size="16pt" style:font-size-asian="16pt" style:font-size-complex="16pt"/>
    </style:style>
    <style:style style:name="P175" style:parent-style-name="Normal" style:family="paragraph">
      <style:text-properties fo:hyphenate="true"/>
    </style:style>
    <style:style style:name="T176" style:parent-style-name="Fuentedepárrafopredeter." style:family="text">
      <style:text-properties style:font-name="Calibri" fo:font-size="16pt" style:font-size-asian="16pt" style:font-size-complex="16pt"/>
    </style:style>
    <style:style style:name="T177" style:parent-style-name="Fuentedepárrafopredeter." style:family="text">
      <style:text-properties style:font-name="Calibri" fo:font-size="16pt" style:font-size-asian="16pt" style:font-size-complex="16pt"/>
    </style:style>
    <style:style style:name="T178" style:parent-style-name="Fuentedepárrafopredeter." style:family="text">
      <style:text-properties style:font-name="Calibri" fo:font-size="16pt" style:font-size-asian="16pt" style:font-size-complex="16pt"/>
    </style:style>
    <style:style style:name="P179" style:parent-style-name="Normal" style:family="paragraph">
      <style:text-properties fo:hyphenate="true"/>
    </style:style>
    <style:style style:name="T180" style:parent-style-name="Fuentedepárrafopredeter." style:family="text">
      <style:text-properties style:font-name="Calibri" fo:color="#000000" fo:font-size="26pt" style:font-size-asian="26pt"/>
    </style:style>
    <style:style style:name="T181" style:parent-style-name="Fuentedepárrafopredeter." style:family="text">
      <style:text-properties style:font-name="Calibri" fo:color="#000000" fo:font-size="26pt" style:font-size-asian="26pt"/>
    </style:style>
    <style:style style:name="P182" style:parent-style-name="Normal" style:family="paragraph">
      <style:paragraph-properties fo:text-align="center"/>
      <style:text-properties style:font-name="Calibri" fo:font-size="10pt" style:font-size-asian="10pt"/>
    </style:style>
    <style:style style:name="P183" style:parent-style-name="Normal" style:family="paragraph">
      <style:text-properties fo:hyphenate="true"/>
    </style:style>
    <style:style style:name="T184" style:parent-style-name="Fuentedepárrafopredeter." style:family="text">
      <style:text-properties style:font-name="Calibri" fo:color="#000000" fo:font-size="26pt" style:font-size-asian="26pt"/>
    </style:style>
    <style:style style:name="T185" style:parent-style-name="Fuentedepárrafopredeter." style:family="text">
      <style:text-properties style:font-name="Calibri" fo:color="#000000" fo:font-size="26pt" style:font-size-asian="26pt"/>
    </style:style>
    <style:style style:name="P186" style:parent-style-name="Normal" style:family="paragraph">
      <style:paragraph-properties fo:text-align="center"/>
      <style:text-properties style:font-name="Calibri"/>
    </style:style>
    <style:style style:name="P187" style:parent-style-name="Standard" style:family="paragraph">
      <style:paragraph-properties fo:break-before="page"/>
      <style:text-properties style:font-name="Calibri" fo:font-weight="bold" style:font-weight-asian="bold" fo:font-size="16pt" style:font-size-asian="16pt" fo:language="es" fo:country="MX"/>
    </style:style>
    <style:style style:name="P188" style:parent-style-name="Standard" style:family="paragraph">
      <style:text-properties style:font-name="Calibri" fo:font-size="16pt" style:font-size-asian="16pt" fo:language="es" fo:country="MX"/>
    </style:style>
    <style:style style:name="P189" style:parent-style-name="Standard" style:family="paragraph">
      <style:text-properties style:font-name="Calibri" fo:font-size="16pt" style:font-size-asian="16pt" fo:language="es" fo:country="MX"/>
    </style:style>
    <style:style style:name="P190" style:parent-style-name="Standard" style:family="paragraph">
      <style:text-properties style:font-name="Calibri" fo:font-size="16pt" style:font-size-asian="16pt" fo:language="es" fo:country="MX"/>
    </style:style>
    <style:style style:name="P191" style:parent-style-name="Standard" style:family="paragraph">
      <style:text-properties style:font-name="Calibri" fo:font-size="16pt" style:font-size-asian="16pt" fo:language="es" fo:country="MX"/>
    </style:style>
    <style:style style:name="P192" style:parent-style-name="Standard" style:family="paragraph">
      <style:text-properties style:font-name="Calibri" fo:font-size="16pt" style:font-size-asian="16pt" fo:language="es" fo:country="MX"/>
    </style:style>
    <style:style style:name="P193" style:parent-style-name="Standard" style:family="paragraph">
      <style:text-properties style:font-name="Calibri" fo:font-size="16pt" style:font-size-asian="16pt" fo:language="es" fo:country="MX"/>
    </style:style>
    <style:style style:name="P194" style:parent-style-name="Standard" style:family="paragraph">
      <style:text-properties style:font-name="Calibri" fo:font-size="16pt" style:font-size-asian="16pt" fo:language="es" fo:country="MX"/>
    </style:style>
    <style:style style:name="P195" style:parent-style-name="Standard" style:family="paragraph">
      <style:text-properties style:font-name="Calibri" fo:font-size="16pt" style:font-size-asian="16pt" fo:language="es" fo:country="MX"/>
    </style:style>
    <style:style style:name="P196" style:parent-style-name="Standard" style:family="paragraph">
      <style:paragraph-properties fo:margin-left="0.25in">
        <style:tab-stops/>
      </style:paragraph-properties>
      <style:text-properties style:font-name="Calibri" fo:font-size="16pt" style:font-size-asian="16pt" fo:language="es" fo:country="MX"/>
    </style:style>
    <style:style style:name="P197" style:parent-style-name="Standard" style:family="paragraph">
      <style:paragraph-properties fo:margin-left="0.25in">
        <style:tab-stops/>
      </style:paragraph-properties>
    </style:style>
    <style:style style:name="T198" style:parent-style-name="Fuentedepárrafopredeter." style:family="text">
      <style:text-properties style:font-name="Calibri" fo:font-size="16pt" style:font-size-asian="16pt" fo:language="es" fo:country="MX"/>
    </style:style>
    <style:style style:name="P199" style:parent-style-name="Normal" style:family="paragraph">
      <style:paragraph-properties fo:text-align="center"/>
      <style:text-properties style:font-name="Calibri"/>
    </style:style>
    <style:style style:name="P200" style:parent-style-name="Standard" style:family="paragraph">
      <style:paragraph-properties fo:margin-left="0.25in">
        <style:tab-stops/>
      </style:paragraph-properties>
      <style:text-properties style:font-name="Calibri" fo:font-size="16pt" style:font-size-asian="16pt" fo:language="es" fo:country="MX"/>
    </style:style>
    <style:style style:name="P201" style:parent-style-name="Standard" style:family="paragraph">
      <style:paragraph-properties fo:margin-left="0.25in">
        <style:tab-stops/>
      </style:paragraph-properties>
    </style:style>
    <style:style style:name="T202" style:parent-style-name="Fuentedepárrafopredeter." style:family="text">
      <style:text-properties style:font-name="Calibri" fo:font-size="16pt" style:font-size-asian="16pt" fo:language="es" fo:country="MX"/>
    </style:style>
    <style:style style:name="P203" style:parent-style-name="Standard" style:family="paragraph">
      <style:paragraph-properties fo:margin-left="0.25in">
        <style:tab-stops/>
      </style:paragraph-properties>
      <style:text-properties style:font-name="Calibri" fo:font-size="16pt" style:font-size-asian="16pt" fo:language="es" fo:country="MX"/>
    </style:style>
    <style:style style:name="P204" style:parent-style-name="Standard" style:family="paragraph">
      <style:paragraph-properties fo:margin-left="0.25in">
        <style:tab-stops/>
      </style:paragraph-properties>
      <style:text-properties style:font-name="Calibri" fo:font-size="16pt" style:font-size-asian="16pt" fo:language="es" fo:country="MX"/>
    </style:style>
    <style:style style:name="P205" style:parent-style-name="Standard" style:family="paragraph">
      <style:paragraph-properties fo:margin-left="0.25in">
        <style:tab-stops/>
      </style:paragraph-properties>
    </style:style>
    <style:style style:name="T206" style:parent-style-name="Fuentedepárrafopredeter." style:family="text">
      <style:text-properties style:font-name="Calibri" fo:font-size="16pt" style:font-size-asian="16pt" fo:language="es" fo:country="MX"/>
    </style:style>
    <style:style style:name="P207" style:parent-style-name="Normal" style:family="paragraph">
      <style:paragraph-properties fo:text-align="center"/>
      <style:text-properties style:font-name="Calibri"/>
    </style:style>
    <style:style style:name="P208" style:parent-style-name="Standard" style:family="paragraph">
      <style:paragraph-properties fo:margin-left="0.25in">
        <style:tab-stops/>
      </style:paragraph-properties>
      <style:text-properties style:font-name="Calibri" fo:font-size="16pt" style:font-size-asian="16pt" fo:language="es" fo:country="MX"/>
    </style:style>
    <style:style style:name="P209" style:parent-style-name="Standard" style:family="paragraph">
      <style:paragraph-properties fo:margin-left="0.25in">
        <style:tab-stops/>
      </style:paragraph-properties>
    </style:style>
    <style:style style:name="T210" style:parent-style-name="Fuentedepárrafopredeter." style:family="text">
      <style:text-properties style:font-name="Calibri" fo:font-size="16pt" style:font-size-asian="16pt" fo:language="es" fo:country="MX"/>
    </style:style>
    <style:style style:name="P211" style:parent-style-name="Standard" style:family="paragraph">
      <style:paragraph-properties fo:margin-left="0.25in">
        <style:tab-stops/>
      </style:paragraph-properties>
      <style:text-properties style:font-name="Calibri" fo:font-size="16pt" style:font-size-asian="16pt" fo:language="es" fo:country="MX"/>
    </style:style>
    <style:style style:name="P212" style:parent-style-name="Standard" style:family="paragraph">
      <style:paragraph-properties fo:margin-left="0.25in">
        <style:tab-stops/>
      </style:paragraph-properties>
    </style:style>
    <style:style style:name="T213" style:parent-style-name="Fuentedepárrafopredeter." style:family="text">
      <style:text-properties style:font-name="Calibri" fo:font-size="16pt" style:font-size-asian="16pt" fo:language="es" fo:country="MX"/>
    </style:style>
    <style:style style:name="P214" style:parent-style-name="Normal" style:family="paragraph">
      <style:paragraph-properties fo:text-align="center"/>
      <style:text-properties style:font-name="Calibri"/>
    </style:style>
    <style:style style:name="P215" style:parent-style-name="Standard" style:family="paragraph">
      <style:paragraph-properties fo:margin-left="0.25in">
        <style:tab-stops/>
      </style:paragraph-properties>
      <style:text-properties style:font-name="Calibri" fo:font-size="16pt" style:font-size-asian="16pt" fo:language="es" fo:country="MX"/>
    </style:style>
    <style:style style:name="P216" style:parent-style-name="Standard" style:family="paragraph">
      <style:paragraph-properties fo:margin-left="0.25in">
        <style:tab-stops/>
      </style:paragraph-properties>
    </style:style>
    <style:style style:name="T217" style:parent-style-name="Fuentedepárrafopredeter." style:family="text">
      <style:text-properties style:font-name="Calibri" fo:font-size="16pt" style:font-size-asian="16pt" fo:language="es" fo:country="MX"/>
    </style:style>
    <style:style style:name="P218" style:parent-style-name="Standard" style:family="paragraph">
      <style:paragraph-properties fo:margin-left="0.25in">
        <style:tab-stops/>
      </style:paragraph-properties>
      <style:text-properties style:font-name="Calibri" fo:font-size="16pt" style:font-size-asian="16pt" fo:language="es" fo:country="MX"/>
    </style:style>
    <style:style style:name="P219" style:parent-style-name="Standard" style:family="paragraph">
      <style:paragraph-properties fo:margin-left="0.25in">
        <style:tab-stops/>
      </style:paragraph-properties>
      <style:text-properties style:font-name="Calibri" fo:font-size="16pt" style:font-size-asian="16pt" fo:language="es" fo:country="MX"/>
    </style:style>
    <style:style style:name="P220" style:parent-style-name="Standard" style:family="paragraph">
      <style:paragraph-properties fo:margin-left="0.25in">
        <style:tab-stops/>
      </style:paragraph-properties>
    </style:style>
    <style:style style:name="T221" style:parent-style-name="Fuentedepárrafopredeter." style:family="text">
      <style:text-properties style:font-name="Calibri" fo:font-size="16pt" style:font-size-asian="16pt" fo:language="es" fo:country="MX"/>
    </style:style>
    <style:style style:name="P222" style:parent-style-name="Normal" style:family="paragraph">
      <style:paragraph-properties fo:text-align="center"/>
      <style:text-properties style:font-name="Calibri" fo:font-size="16pt" style:font-size-asian="16pt"/>
    </style:style>
    <style:style style:name="P223" style:parent-style-name="Standard" style:family="paragraph">
      <style:paragraph-properties fo:margin-left="0.25in">
        <style:tab-stops/>
      </style:paragraph-properties>
      <style:text-properties style:font-name="Calibri" fo:font-size="16pt" style:font-size-asian="16pt" fo:language="es" fo:country="MX"/>
    </style:style>
    <style:style style:name="P224" style:parent-style-name="Standard" style:family="paragraph">
      <style:paragraph-properties fo:margin-left="0.25in">
        <style:tab-stops/>
      </style:paragraph-properties>
      <style:text-properties style:font-name="Calibri" fo:font-size="16pt" style:font-size-asian="16pt" fo:language="es" fo:country="MX"/>
    </style:style>
    <style:style style:name="P225" style:parent-style-name="Standard" style:family="paragraph">
      <style:paragraph-properties fo:margin-left="0.25in">
        <style:tab-stops/>
      </style:paragraph-properties>
    </style:style>
    <style:style style:name="T226" style:parent-style-name="Fuentedepárrafopredeter." style:family="text">
      <style:text-properties style:font-name="Calibri" fo:font-size="16pt" style:font-size-asian="16pt" fo:language="es" fo:country="MX"/>
    </style:style>
    <style:style style:name="P227" style:parent-style-name="Standard" style:family="paragraph">
      <style:paragraph-properties fo:margin-left="0.25in">
        <style:tab-stops/>
      </style:paragraph-properties>
      <style:text-properties style:font-name="Calibri" fo:font-size="16pt" style:font-size-asian="16pt" fo:language="es" fo:country="MX"/>
    </style:style>
    <style:style style:name="P228" style:parent-style-name="Standard" style:family="paragraph">
      <style:paragraph-properties fo:margin-left="0.25in">
        <style:tab-stops/>
      </style:paragraph-properties>
      <style:text-properties style:font-name="Calibri" fo:font-size="16pt" style:font-size-asian="16pt" fo:language="es" fo:country="MX"/>
    </style:style>
    <style:style style:name="P229" style:parent-style-name="Standard" style:family="paragraph">
      <style:paragraph-properties fo:margin-left="0.25in">
        <style:tab-stops/>
      </style:paragraph-properties>
    </style:style>
    <style:style style:name="T230" style:parent-style-name="Fuentedepárrafopredeter." style:family="text">
      <style:text-properties style:font-name="Calibri" fo:font-size="16pt" style:font-size-asian="16pt" fo:language="es" fo:country="MX"/>
    </style:style>
    <style:style style:name="P231" style:parent-style-name="Normal" style:family="paragraph">
      <style:paragraph-properties fo:text-align="center"/>
      <style:text-properties style:font-name="Calibri"/>
    </style:style>
    <style:style style:name="P232" style:parent-style-name="Standard" style:family="paragraph">
      <style:paragraph-properties fo:margin-left="0.25in">
        <style:tab-stops/>
      </style:paragraph-properties>
      <style:text-properties style:font-name="Calibri" fo:font-size="16pt" style:font-size-asian="16pt" fo:language="es" fo:country="MX"/>
    </style:style>
    <style:style style:name="P233" style:parent-style-name="Standard" style:family="paragraph">
      <style:paragraph-properties fo:margin-left="0.25in">
        <style:tab-stops/>
      </style:paragraph-properties>
      <style:text-properties style:font-name="Calibri" fo:font-size="16pt" style:font-size-asian="16pt" fo:language="es" fo:country="MX"/>
    </style:style>
    <style:style style:name="P234" style:parent-style-name="Standard" style:family="paragraph">
      <style:paragraph-properties fo:margin-left="0.25in">
        <style:tab-stops/>
      </style:paragraph-properties>
      <style:text-properties style:font-name="Calibri" fo:font-size="16pt" style:font-size-asian="16pt" fo:language="es" fo:country="MX"/>
    </style:style>
    <style:style style:name="P235" style:parent-style-name="Standard" style:family="paragraph">
      <style:paragraph-properties fo:margin-left="0.25in">
        <style:tab-stops/>
      </style:paragraph-properties>
      <style:text-properties style:font-name="Calibri" fo:font-size="16pt" style:font-size-asian="16pt" fo:language="es" fo:country="MX"/>
    </style:style>
    <style:style style:name="P236" style:parent-style-name="Standard" style:family="paragraph">
      <style:paragraph-properties fo:margin-left="0.25in">
        <style:tab-stops/>
      </style:paragraph-properties>
      <style:text-properties style:font-name="Calibri" fo:font-size="16pt" style:font-size-asian="16pt" fo:language="es" fo:country="MX"/>
    </style:style>
    <style:style style:name="P237" style:parent-style-name="Standard" style:family="paragraph">
      <style:paragraph-properties fo:margin-left="0.25in">
        <style:tab-stops/>
      </style:paragraph-properties>
      <style:text-properties style:font-name="Calibri" fo:font-size="16pt" style:font-size-asian="16pt" fo:language="es" fo:country="MX"/>
    </style:style>
    <style:style style:name="P238" style:parent-style-name="Standard" style:family="paragraph">
      <style:paragraph-properties fo:margin-left="0.25in">
        <style:tab-stops/>
      </style:paragraph-properties>
      <style:text-properties style:font-name="Calibri" fo:font-size="16pt" style:font-size-asian="16pt" fo:language="es" fo:country="MX"/>
    </style:style>
    <style:style style:name="P239" style:parent-style-name="Standard" style:family="paragraph">
      <style:paragraph-properties fo:margin-left="0.25in">
        <style:tab-stops/>
      </style:paragraph-properties>
      <style:text-properties style:font-name="Calibri" fo:font-weight="bold" style:font-weight-asian="bold" fo:font-size="16pt" style:font-size-asian="16pt" fo:language="es" fo:country="MX"/>
    </style:style>
    <style:style style:name="P240" style:parent-style-name="Standard" style:family="paragraph">
      <style:paragraph-properties fo:margin-left="0.25in">
        <style:tab-stops/>
      </style:paragraph-properties>
      <style:text-properties style:font-name="Calibri" fo:font-weight="bold" style:font-weight-asian="bold" fo:font-size="16pt" style:font-size-asian="16pt" fo:language="es" fo:country="MX"/>
    </style:style>
    <style:style style:name="P241" style:parent-style-name="Standard" style:family="paragraph">
      <style:paragraph-properties fo:margin-left="0.25in">
        <style:tab-stops/>
      </style:paragraph-properties>
      <style:text-properties style:font-name="Calibri" fo:font-weight="bold" style:font-weight-asian="bold" fo:font-size="16pt" style:font-size-asian="16pt" fo:language="es" fo:country="MX"/>
    </style:style>
    <style:style style:name="P242" style:parent-style-name="Standard" style:family="paragraph">
      <style:paragraph-properties fo:margin-left="0.25in">
        <style:tab-stops/>
      </style:paragraph-properties>
      <style:text-properties style:font-name="Calibri" fo:font-weight="bold" style:font-weight-asian="bold" fo:font-size="16pt" style:font-size-asian="16pt" fo:language="es" fo:country="MX"/>
    </style:style>
    <style:style style:name="P243" style:parent-style-name="Standard" style:family="paragraph">
      <style:paragraph-properties fo:margin-left="0.25in">
        <style:tab-stops/>
      </style:paragraph-properties>
      <style:text-properties style:font-name="Calibri" fo:font-size="16pt" style:font-size-asian="16pt" fo:language="es" fo:country="MX"/>
    </style:style>
    <style:style style:name="P244" style:parent-style-name="Standard" style:family="paragraph">
      <style:paragraph-properties fo:margin-left="0.25in">
        <style:tab-stops/>
      </style:paragraph-properties>
      <style:text-properties style:font-name="Calibri" fo:font-size="16pt" style:font-size-asian="16pt" fo:language="es" fo:country="MX"/>
    </style:style>
    <style:style style:name="P245" style:parent-style-name="Standard" style:family="paragraph">
      <style:paragraph-properties fo:margin-left="0.25in">
        <style:tab-stops/>
      </style:paragraph-properties>
      <style:text-properties style:font-name="Calibri" fo:font-size="16pt" style:font-size-asian="16pt" fo:language="es" fo:country="MX"/>
    </style:style>
    <style:style style:name="P246" style:parent-style-name="Standard" style:family="paragraph">
      <style:paragraph-properties fo:margin-left="0.25in">
        <style:tab-stops/>
      </style:paragraph-properties>
      <style:text-properties style:font-name="Calibri" fo:font-size="16pt" style:font-size-asian="16pt" fo:language="es" fo:country="MX"/>
    </style:style>
    <style:style style:name="P247" style:parent-style-name="Standard" style:family="paragraph">
      <style:text-properties style:font-name="Calibri" fo:font-size="16pt" style:font-size-asian="16pt" fo:language="es" fo:country="MX"/>
    </style:style>
    <style:style style:name="P248" style:parent-style-name="Standard" style:family="paragraph">
      <style:text-properties style:font-name="Calibri" fo:font-size="16pt" style:font-size-asian="16pt" fo:language="es" fo:country="MX"/>
    </style:style>
    <style:style style:name="P249" style:parent-style-name="Standard" style:family="paragraph">
      <style:text-properties style:font-name="Calibri" fo:font-size="16pt" style:font-size-asian="16pt" fo:language="es" fo:country="MX"/>
    </style:style>
    <style:style style:name="P250" style:parent-style-name="Standard" style:family="paragraph">
      <style:text-properties style:font-name="Calibri" fo:font-size="16pt" style:font-size-asian="16pt" fo:language="es" fo:country="MX"/>
    </style:style>
    <style:style style:name="P251" style:parent-style-name="Standard" style:family="paragraph">
      <style:text-properties style:font-name="Calibri" fo:font-size="16pt" style:font-size-asian="16pt" fo:language="es" fo:country="MX"/>
    </style:style>
    <style:style style:name="T252" style:parent-style-name="Fuentedepárrafopredeter." style:family="text">
      <style:text-properties style:font-name="Calibri" fo:font-size="16pt" style:font-size-asian="16pt" fo:language="es" fo:country="MX"/>
    </style:style>
    <style:style style:name="P253" style:parent-style-name="Normal" style:family="paragraph">
      <style:paragraph-properties fo:text-align="center"/>
      <style:text-properties style:font-name="Calibri" fo:font-size="16pt" style:font-size-asian="16pt"/>
    </style:style>
    <style:style style:name="P254" style:parent-style-name="Standard" style:family="paragraph">
      <style:paragraph-properties fo:margin-left="0.25in">
        <style:tab-stops/>
      </style:paragraph-properties>
      <style:text-properties style:font-name="Calibri" fo:font-size="16pt" style:font-size-asian="16pt" fo:language="es" fo:country="MX"/>
    </style:style>
    <style:style style:name="P255" style:parent-style-name="Standard" style:family="paragraph">
      <style:paragraph-properties fo:margin-left="0.25in">
        <style:tab-stops/>
      </style:paragraph-properties>
      <style:text-properties style:font-name="Calibri" fo:font-size="16pt" style:font-size-asian="16pt" fo:language="es" fo:country="MX"/>
    </style:style>
    <style:style style:name="P256" style:parent-style-name="Standard" style:family="paragraph">
      <style:paragraph-properties fo:margin-left="0.25in">
        <style:tab-stops/>
      </style:paragraph-properties>
    </style:style>
    <style:style style:name="T257" style:parent-style-name="Fuentedepárrafopredeter." style:family="text">
      <style:text-properties style:font-name="Calibri" fo:font-size="16pt" style:font-size-asian="16pt" fo:language="es" fo:country="MX"/>
    </style:style>
    <style:style style:name="P258" style:parent-style-name="Standard" style:family="paragraph">
      <style:paragraph-properties fo:margin-left="0.25in">
        <style:tab-stops/>
      </style:paragraph-properties>
      <style:text-properties style:font-name="Calibri" fo:font-size="16pt" style:font-size-asian="16pt" fo:language="es" fo:country="MX"/>
    </style:style>
    <style:style style:name="P259" style:parent-style-name="Standard" style:family="paragraph">
      <style:paragraph-properties fo:margin-left="0.25in">
        <style:tab-stops/>
      </style:paragraph-properties>
      <style:text-properties style:font-name="Calibri" fo:font-size="16pt" style:font-size-asian="16pt" fo:language="es" fo:country="MX"/>
    </style:style>
    <style:style style:name="P260" style:parent-style-name="Standard" style:family="paragraph">
      <style:paragraph-properties fo:margin-left="0.25in">
        <style:tab-stops/>
      </style:paragraph-properties>
    </style:style>
    <style:style style:name="T261" style:parent-style-name="Fuentedepárrafopredeter." style:family="text">
      <style:text-properties style:font-name="Calibri" fo:font-size="16pt" style:font-size-asian="16pt" fo:language="es" fo:country="MX"/>
    </style:style>
    <style:style style:name="P262" style:parent-style-name="Normal" style:family="paragraph">
      <style:paragraph-properties fo:text-align="center"/>
      <style:text-properties style:font-name="Calibri" fo:font-size="16pt" style:font-size-asian="16pt"/>
    </style:style>
    <style:style style:name="P263" style:parent-style-name="Standard" style:family="paragraph">
      <style:paragraph-properties fo:margin-left="0.25in">
        <style:tab-stops/>
      </style:paragraph-properties>
      <style:text-properties style:font-name="Calibri" fo:font-size="16pt" style:font-size-asian="16pt" fo:language="es" fo:country="MX"/>
    </style:style>
    <style:style style:name="P264" style:parent-style-name="Standard" style:family="paragraph">
      <style:paragraph-properties fo:margin-left="0.25in">
        <style:tab-stops/>
      </style:paragraph-properties>
      <style:text-properties style:font-name="Calibri" fo:font-size="16pt" style:font-size-asian="16pt" fo:language="es" fo:country="MX"/>
    </style:style>
    <style:style style:name="P265" style:parent-style-name="Standard" style:family="paragraph">
      <style:paragraph-properties fo:margin-left="0.25in">
        <style:tab-stops/>
      </style:paragraph-properties>
    </style:style>
    <style:style style:name="T266" style:parent-style-name="Fuentedepárrafopredeter." style:family="text">
      <style:text-properties style:font-name="Calibri" fo:font-size="16pt" style:font-size-asian="16pt" fo:language="es" fo:country="MX"/>
    </style:style>
    <style:style style:name="P267" style:parent-style-name="Standard" style:family="paragraph">
      <style:paragraph-properties fo:margin-left="0.25in">
        <style:tab-stops/>
      </style:paragraph-properties>
      <style:text-properties style:font-name="Calibri" fo:font-size="16pt" style:font-size-asian="16pt" fo:language="es" fo:country="MX"/>
    </style:style>
    <style:style style:name="P268" style:parent-style-name="Standard" style:family="paragraph">
      <style:paragraph-properties fo:margin-left="0.25in">
        <style:tab-stops/>
      </style:paragraph-properties>
      <style:text-properties style:font-name="Calibri" fo:font-size="16pt" style:font-size-asian="16pt" fo:language="es" fo:country="MX"/>
    </style:style>
    <style:style style:name="P269" style:parent-style-name="Standard" style:family="paragraph">
      <style:paragraph-properties fo:margin-left="0.25in">
        <style:tab-stops/>
      </style:paragraph-properties>
    </style:style>
    <style:style style:name="T270" style:parent-style-name="Fuentedepárrafopredeter." style:family="text">
      <style:text-properties style:font-name="Calibri" fo:font-size="16pt" style:font-size-asian="16pt" fo:language="es" fo:country="MX"/>
    </style:style>
    <style:style style:name="P271" style:parent-style-name="Normal" style:family="paragraph">
      <style:paragraph-properties fo:text-align="center"/>
    </style:style>
    <style:style style:name="T272" style:parent-style-name="Fuentedepárrafopredeter." style:family="text">
      <style:text-properties style:font-name="Calibri" fo:font-size="14pt" style:font-size-asian="14pt"/>
    </style:style>
    <style:style style:name="T273" style:parent-style-name="Fuentedepárrafopredeter." style:family="text">
      <style:text-properties style:font-name="Calibri" style:text-position="super 64.2%" fo:font-size="14pt" style:font-size-asian="14pt"/>
    </style:style>
    <style:style style:name="P274" style:parent-style-name="Standard" style:family="paragraph">
      <style:paragraph-properties fo:margin-left="0.25in">
        <style:tab-stops/>
      </style:paragraph-properties>
      <style:text-properties style:font-name="Calibri" fo:font-size="16pt" style:font-size-asian="16pt" fo:language="es" fo:country="MX"/>
    </style:style>
    <style:style style:name="P275" style:parent-style-name="Standard" style:family="paragraph">
      <style:paragraph-properties fo:margin-left="0.25in">
        <style:tab-stops/>
      </style:paragraph-properties>
    </style:style>
    <style:style style:name="T276" style:parent-style-name="Fuentedepárrafopredeter." style:family="text">
      <style:text-properties style:font-name="Calibri" fo:font-size="16pt" style:font-size-asian="16pt" fo:language="es" fo:country="MX"/>
    </style:style>
    <style:style style:name="P277" style:parent-style-name="Standard" style:family="paragraph">
      <style:paragraph-properties fo:margin-left="0.25in">
        <style:tab-stops/>
      </style:paragraph-properties>
      <style:text-properties style:font-name="Calibri" fo:font-size="16pt" style:font-size-asian="16pt" fo:language="es" fo:country="MX"/>
    </style:style>
    <style:style style:name="P278" style:parent-style-name="Standard" style:family="paragraph">
      <style:paragraph-properties fo:margin-left="0.25in">
        <style:tab-stops/>
      </style:paragraph-properties>
      <style:text-properties style:font-name="Calibri" fo:font-size="16pt" style:font-size-asian="16pt" fo:language="es" fo:country="MX"/>
    </style:style>
    <style:style style:name="P279" style:parent-style-name="Standard" style:family="paragraph">
      <style:paragraph-properties fo:margin-left="0.25in">
        <style:tab-stops/>
      </style:paragraph-properties>
    </style:style>
    <style:style style:name="T280" style:parent-style-name="Fuentedepárrafopredeter." style:family="text">
      <style:text-properties style:font-name="Calibri" fo:font-size="16pt" style:font-size-asian="16pt" fo:language="es" fo:country="MX"/>
    </style:style>
    <style:style style:name="P281" style:parent-style-name="Normal" style:family="paragraph">
      <style:paragraph-properties fo:text-align="center"/>
      <style:text-properties style:font-name="Calibri" fo:font-size="16pt" style:font-size-asian="16pt"/>
    </style:style>
    <style:style style:name="P282" style:parent-style-name="Standard" style:family="paragraph">
      <style:paragraph-properties fo:margin-left="0.25in">
        <style:tab-stops/>
      </style:paragraph-properties>
      <style:text-properties style:font-name="Calibri" fo:font-size="16pt" style:font-size-asian="16pt" fo:language="es" fo:country="MX"/>
    </style:style>
    <style:style style:name="P283" style:parent-style-name="Standard" style:family="paragraph">
      <style:paragraph-properties fo:margin-left="0.25in">
        <style:tab-stops/>
      </style:paragraph-properties>
      <style:text-properties style:font-name="Calibri" fo:font-size="16pt" style:font-size-asian="16pt" fo:language="es" fo:country="MX"/>
    </style:style>
    <style:style style:name="P284" style:parent-style-name="Standard" style:family="paragraph">
      <style:paragraph-properties fo:margin-left="0.25in">
        <style:tab-stops/>
      </style:paragraph-properties>
      <style:text-properties style:font-name="Calibri" fo:font-size="16pt" style:font-size-asian="16pt" fo:language="es" fo:country="MX"/>
    </style:style>
    <style:style style:name="P285" style:parent-style-name="Standard" style:family="paragraph">
      <style:paragraph-properties fo:margin-left="0.25in">
        <style:tab-stops/>
      </style:paragraph-properties>
    </style:style>
    <style:style style:name="T286" style:parent-style-name="Fuentedepárrafopredeter." style:family="text">
      <style:text-properties style:font-name="Calibri" fo:font-size="16pt" style:font-size-asian="16pt" fo:language="es" fo:country="MX"/>
    </style:style>
    <style:style style:name="P287" style:parent-style-name="Standard" style:family="paragraph">
      <style:paragraph-properties fo:margin-left="0.25in">
        <style:tab-stops/>
      </style:paragraph-properties>
      <style:text-properties style:font-name="Calibri" fo:font-size="16pt" style:font-size-asian="16pt" fo:language="es" fo:country="MX"/>
    </style:style>
    <style:style style:name="P288" style:parent-style-name="Standard" style:family="paragraph">
      <style:paragraph-properties fo:margin-left="0.25in">
        <style:tab-stops/>
      </style:paragraph-properties>
    </style:style>
    <style:style style:name="T289" style:parent-style-name="Fuentedepárrafopredeter." style:family="text">
      <style:text-properties style:font-name="Calibri" fo:font-size="16pt" style:font-size-asian="16pt" fo:language="es" fo:country="MX"/>
    </style:style>
    <style:style style:name="P290" style:parent-style-name="Normal" style:family="paragraph">
      <style:paragraph-properties fo:text-align="center"/>
      <style:text-properties style:font-name="Calibri" fo:font-size="18pt" style:font-size-asian="18pt"/>
    </style:style>
    <style:style style:name="P291" style:parent-style-name="Standard" style:family="paragraph">
      <style:paragraph-properties fo:margin-left="0.25in">
        <style:tab-stops/>
      </style:paragraph-properties>
      <style:text-properties style:font-name="Calibri" fo:font-size="16pt" style:font-size-asian="16pt" fo:language="es" fo:country="MX"/>
    </style:style>
    <style:style style:name="P292" style:parent-style-name="Standard" style:family="paragraph">
      <style:paragraph-properties fo:margin-left="0.25in">
        <style:tab-stops/>
      </style:paragraph-properties>
      <style:text-properties style:font-name="Calibri" fo:font-size="16pt" style:font-size-asian="16pt" fo:language="es" fo:country="MX"/>
    </style:style>
    <style:style style:name="P293" style:parent-style-name="Standard" style:family="paragraph">
      <style:paragraph-properties fo:margin-left="0.25in">
        <style:tab-stops/>
      </style:paragraph-properties>
      <style:text-properties style:font-name="Calibri" fo:font-size="16pt" style:font-size-asian="16pt" fo:language="es" fo:country="MX"/>
    </style:style>
    <style:style style:name="P294" style:parent-style-name="Standard" style:family="paragraph">
      <style:paragraph-properties fo:margin-left="0.25in">
        <style:tab-stops/>
      </style:paragraph-properties>
      <style:text-properties style:font-name="Calibri" fo:font-size="16pt" style:font-size-asian="16pt" fo:language="es" fo:country="MX"/>
    </style:style>
    <style:style style:name="P295" style:parent-style-name="Standard" style:family="paragraph">
      <style:paragraph-properties fo:margin-left="0.25in">
        <style:tab-stops/>
      </style:paragraph-properties>
      <style:text-properties style:font-name="Calibri" fo:font-size="16pt" style:font-size-asian="16pt" fo:language="es" fo:country="MX"/>
    </style:style>
    <style:style style:name="P296" style:parent-style-name="Standard" style:family="paragraph">
      <style:paragraph-properties fo:margin-left="0.25in">
        <style:tab-stops/>
      </style:paragraph-properties>
      <style:text-properties style:font-name="Calibri" fo:color="#FF0000" fo:font-size="16pt" style:font-size-asian="16pt" fo:language="es" fo:country="MX"/>
    </style:style>
    <style:style style:name="P297" style:parent-style-name="Standard" style:family="paragraph">
      <style:paragraph-properties fo:margin-left="0.25in">
        <style:tab-stops/>
      </style:paragraph-properties>
      <style:text-properties style:font-name="Calibri" fo:color="#FF0000" fo:font-size="16pt" style:font-size-asian="16pt" fo:language="es" fo:country="MX"/>
    </style:style>
    <style:style style:name="P298" style:parent-style-name="Standard" style:family="paragraph">
      <style:paragraph-properties fo:margin-left="0.25in">
        <style:tab-stops/>
      </style:paragraph-properties>
      <style:text-properties style:font-name="Calibri" fo:color="#FF0000" fo:font-size="16pt" style:font-size-asian="16pt" fo:language="es" fo:country="MX"/>
    </style:style>
    <style:style style:name="P299" style:parent-style-name="Standard" style:family="paragraph">
      <style:paragraph-properties fo:margin-left="0.25in">
        <style:tab-stops/>
      </style:paragraph-properties>
      <style:text-properties style:font-name="Calibri" fo:color="#FF0000" fo:font-size="16pt" style:font-size-asian="16pt" fo:language="es" fo:country="MX"/>
    </style:style>
    <style:style style:name="P300" style:parent-style-name="Standard" style:family="paragraph">
      <style:paragraph-properties fo:margin-left="0.25in">
        <style:tab-stops/>
      </style:paragraph-properties>
      <style:text-properties style:font-name="Calibri" fo:color="#FF0000" fo:font-size="16pt" style:font-size-asian="16pt" fo:language="es" fo:country="MX"/>
    </style:style>
    <style:style style:name="P301" style:parent-style-name="Standard" style:family="paragraph">
      <style:paragraph-properties fo:margin-left="0.25in">
        <style:tab-stops/>
      </style:paragraph-properties>
      <style:text-properties style:font-name="Calibri" fo:color="#FF0000" fo:font-size="16pt" style:font-size-asian="16pt" fo:language="es" fo:country="MX"/>
    </style:style>
    <style:style style:name="P302" style:parent-style-name="Standard" style:family="paragraph">
      <style:paragraph-properties fo:margin-left="0.25in">
        <style:tab-stops/>
      </style:paragraph-properties>
      <style:text-properties style:font-name="Calibri" fo:color="#FF0000" fo:font-size="16pt" style:font-size-asian="16pt" fo:language="es" fo:country="MX"/>
    </style:style>
    <style:style style:name="P303" style:parent-style-name="Standard" style:family="paragraph">
      <style:paragraph-properties fo:margin-left="0.25in">
        <style:tab-stops/>
      </style:paragraph-properties>
      <style:text-properties style:font-name="Calibri" fo:font-size="16pt" style:font-size-asian="16pt" fo:language="es" fo:country="MX"/>
    </style:style>
    <style:style style:name="P304" style:parent-style-name="Standard" style:family="paragraph">
      <style:paragraph-properties fo:margin-left="0.25in">
        <style:tab-stops/>
      </style:paragraph-properties>
      <style:text-properties style:font-name="Calibri" fo:font-size="16pt" style:font-size-asian="16pt" fo:language="es" fo:country="MX"/>
    </style:style>
    <style:style style:name="P305" style:parent-style-name="Standard" style:family="paragraph">
      <style:paragraph-properties fo:margin-left="0.25in">
        <style:tab-stops/>
      </style:paragraph-properties>
      <style:text-properties style:font-name="Calibri" fo:font-size="16pt" style:font-size-asian="16pt" fo:language="es" fo:country="MX"/>
    </style:style>
    <style:style style:name="P306" style:parent-style-name="Standard" style:family="paragraph">
      <style:paragraph-properties fo:margin-left="0.25in">
        <style:tab-stops/>
      </style:paragraph-properties>
      <style:text-properties style:font-name="Calibri" fo:font-size="16pt" style:font-size-asian="16pt" fo:language="es" fo:country="MX"/>
    </style:style>
    <style:style style:name="P307" style:parent-style-name="Normal" style:family="paragraph">
      <style:paragraph-properties fo:break-before="page"/>
      <style:text-properties style:font-name="Calibri" fo:font-size="16pt" style:font-size-asian="16pt" fo:hyphenate="true"/>
    </style:style>
    <style:style style:name="P308" style:parent-style-name="Standard" style:family="paragraph">
      <style:text-properties style:font-name="Calibri" fo:font-size="16pt" style:font-size-asian="16pt" fo:language="es" fo:country="MX"/>
    </style:style>
    <style:style style:family="graphic" style:name="a3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9">
      <style:graphic-properties style:wrap="run-through" style:run-through="foreground" draw:fill="none" draw:stroke="solid" svg:stroke-width="0.00694in" svg:stroke-color="#000000" draw:marker-end="a3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2">
      <style:graphic-properties style:wrap="run-through" style:run-through="foreground" draw:fill="none" draw:stroke="solid" svg:stroke-width="0.00694in" svg:stroke-color="#000000" draw:marker-end="a2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26">
      <style:graphic-properties style:wrap="run-through" style:run-through="foreground" draw:fill="none" draw:stroke="solid" svg:stroke-width="0.00694in" svg:stroke-color="#000000" draw:marker-end="a25" svg:stroke-opacity="100%" draw:stroke-linejoin="miter" svg:stroke-linecap="butt" style:horizontal-rel="page" style:vertical-rel="paragraph" style:horizontal-pos="center" style:vertical-pos="from-top"/>
    </style:style>
    <style:style style:family="graphic" style:name="a2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29">
      <style:graphic-properties style:wrap="run-through" style:run-through="foreground" draw:fill="none" draw:stroke="solid" svg:stroke-width="0.00694in" svg:stroke-color="#000000" draw:marker-end="a28" svg:stroke-opacity="100%" draw:stroke-linejoin="miter" svg:stroke-linecap="butt" style:horizontal-rel="page" style:vertical-rel="paragraph" style:horizontal-pos="from-left" style:vertical-pos="from-top"/>
    </style:style>
    <style:style style:family="graphic" style:name="a10">
      <style:graphic-properties style:wrap="run-through" style:run-through="foreground" draw:fill="none" draw:stroke="solid" svg:stroke-width="0.00694in" svg:stroke-color="#000000" draw:marker-end="a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.00694in" svg:stroke-color="#000000" draw:marker-end="a1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0694in" svg:stroke-color="#000000" draw:marker-end="a1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">
      <style:graphic-properties style:wrap="run-through" style:run-through="foreground" draw:fill="none" draw:stroke="solid" svg:stroke-width="0.00694in" svg:stroke-color="#000000" draw:marker-end="a1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style:wrap="run-through" style:run-through="foreground" draw:fill="none" draw:stroke="solid" svg:stroke-width="0.00694in" svg:stroke-color="#000000" draw:marker-end="a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2">
      <style:graphic-properties style:wrap="run-through" style:run-through="foreground" draw:fill="none" draw:stroke="solid" svg:stroke-width="0.00694in" svg:stroke-color="#000000" draw:marker-end="a4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>
      <style:graphic-properties style:wrap="run-through" style:run-through="foreground" draw:fill="none" draw:stroke="solid" svg:stroke-width="0.00694in" svg:stroke-color="#000000" draw:marker-end="a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5">
      <style:graphic-properties style:wrap="run-through" style:run-through="foreground" draw:fill="none" draw:stroke="solid" svg:stroke-width="0.00694in" svg:stroke-color="#000000" draw:marker-end="a4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8">
      <style:graphic-properties style:wrap="run-through" style:run-through="foreground" draw:fill="none" draw:stroke="solid" svg:stroke-width="0.00694in" svg:stroke-color="#000000" draw:marker-end="a4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3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32">
      <style:graphic-properties style:wrap="run-through" style:run-through="background" draw:fill="none" draw:stroke="solid" svg:stroke-width="0.00694in" svg:stroke-color="#000000" draw:marker-end="a31" svg:stroke-opacity="100%" draw:stroke-linejoin="miter" svg:stroke-linecap="butt" style:horizontal-rel="page" style:vertical-rel="paragraph" style:horizontal-pos="center" style:vertical-pos="from-top"/>
    </style:style>
    <style:style style:family="graphic" style:name="a3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35">
      <style:graphic-properties style:wrap="run-through" style:run-through="foreground" draw:fill="none" draw:stroke="solid" svg:stroke-width="0.00694in" svg:stroke-color="#000000" draw:marker-end="a34" svg:stroke-opacity="100%" draw:stroke-linejoin="miter" svg:stroke-linecap="butt" style:horizontal-rel="page" style:vertical-rel="paragraph" style:horizontal-pos="center" style:vertical-pos="from-top"/>
    </style:style>
    <style:style style:family="graphic" style:name="a3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p>
          </table:table-cell>
          <table:table-cell table:style-name="TableCell9" table:number-columns-spanned="2">
            <text:p text:style-name="P10"/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draw:connector draw:type="line" svg:x1="-0.12677in" svg:y1="0.23661in" svg:x2="7.27462in" svg:y2="0.23661in" draw:z-index="251658240" draw:id="id0" draw:style-name="a1" draw:name="Conector recto 114" text:anchor-type="paragraph"><svg:title/><svg:desc/></draw:connector></text:p>
      <table:table table:style-name="Table28">
        <table:table-columns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/>
            <text:p text:style-name="P34">Profesor:</text:p>
          </table:table-cell>
          <table:table-cell table:style-name="TableCell35">
            <text:p text:style-name="P36"><text:span text:style-name="T37">Ing Claudia Rodriguez Espino</text:span></text:p>
          </table:table-cell>
        </table:table-row>
        <table:table-row table:style-name="TableRow38">
          <table:table-cell table:style-name="TableCell39">
            <text:p text:style-name="P40"/>
            <text:p text:style-name="P41">Asignatura:</text:p>
          </table:table-cell>
          <table:table-cell table:style-name="TableCell42">
            <text:p text:style-name="P43"><text:span text:style-name="T44">Fundamentos de Programación</text:span></text:p>
          </table:table-cell>
        </table:table-row>
        <table:table-row table:style-name="TableRow45">
          <table:table-cell table:style-name="TableCell46">
            <text:p text:style-name="P47"/>
            <text:p text:style-name="P48">Grupo:</text:p>
          </table:table-cell>
          <table:table-cell table:style-name="TableCell49">
            <text:p text:style-name="P50">03</text:p>
          </table:table-cell>
        </table:table-row>
        <table:table-row table:style-name="TableRow51">
          <table:table-cell table:style-name="TableCell52">
            <text:p text:style-name="P53"/>
            <text:p text:style-name="P54">No de Práctica(s):</text:p>
          </table:table-cell>
          <table:table-cell table:style-name="TableCell55">
            <text:p text:style-name="P56">3 “Solución de problemas y algoritmos”</text:p>
          </table:table-cell>
        </table:table-row>
        <table:table-row table:style-name="TableRow57">
          <table:table-cell table:style-name="TableCell58">
            <text:p text:style-name="P59"/>
            <text:p text:style-name="P60">Integrante(s):</text:p>
          </table:table-cell>
          <table:table-cell table:style-name="TableCell61">
            <text:p text:style-name="P62">De La Luz Sánchez Emiliano</text:p>
          </table:table-cell>
        </table:table-row>
        <table:table-row table:style-name="TableRow63">
          <table:table-cell table:style-name="TableCell64">
            <text:p text:style-name="P65"/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  <text:p text:style-name="P76">Semestre:</text:p>
          </table:table-cell>
          <table:table-cell table:style-name="TableCell77">
            <text:p text:style-name="P78">2018-2</text:p>
          </table:table-cell>
        </table:table-row>
        <table:table-row table:style-name="TableRow79">
          <table:table-cell table:style-name="TableCell80">
            <text:p text:style-name="P81"/>
            <text:p text:style-name="P82"><text:span text:style-name="T83">Fecha de entrega:</text:span></text:p>
          </table:table-cell>
          <table:table-cell table:style-name="TableCell84">
            <text:p text:style-name="P85">08/03/2018</text:p>
          </table:table-cell>
        </table:table-row>
        <table:table-row table:style-name="TableRow86">
          <table:table-cell table:style-name="TableCell87">
            <text:p text:style-name="P88"/>
            <text:p text:style-name="P89"><text:span text:style-name="T90">Observaciones:</text:span>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</table:table>
      <text:p text:style-name="Standard"/>
      <text:p text:style-name="Standard"/>
      <text:p text:style-name="P98"><text:tab/><text:tab/><text:tab/><text:tab/><text:tab/>CALIFICACIÓN:<text:s/>__________</text:p>
      <text:p text:style-name="P99">Solución de problemas y algoritmos”</text:p>
      <text:p text:style-name="P100"/>
      <text:p text:style-name="P101">OBJETIVO</text:p>
      <text:p text:style-name="P102"/>
      <text:p text:style-name="P103">Conocer la importancia que tienen los algoritmos para la resolución de problemas en programación de la manera más eficiente y más simple posible para el usuario siguiendo una serie de etapas de<text:s/>análisis y diseño pertenecientes al ciclo de vida del software, así como también comprender los tipos de algoritmos que se presentan en la práctica.</text:p>
      <text:p text:style-name="P104"/>
      <text:p text:style-name="P105">DESARROLLO</text:p>
      <text:p text:style-name="P106"/>
      <text:p text:style-name="P107">Con la teoría vista antes de las actividades, a partir de un enunciado de un problema, identificar el conjunto de entrada y el conjunto de salida.</text:p>
      <text:p text:style-name="P108">Ya puesto en práctica se elaborara un problema determinado, identificando los módulos de entrada y de salida.</text:p>
      <text:p text:style-name="P109"><text:span text:style-name="T110"><draw:custom-shape svg:x="5.73333in" svg:y="0.075in" svg:width="0.83264in" svg:height="0.4375in" draw:z-index="251659264" draw:id="id1" draw:style-name="a2" draw:name="Elipse 3" text:anchor-type="paragraph"><svg:title/><svg:desc/><text:p text:style-name="P111">Inicio</text:p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112">Ejercicio 1.</text:span></text:p>
      <text:p text:style-name="P113"><text:span text:style-name="T114"><draw:connector draw:type="line" svg:x1="6.15in" svg:y1="0.2722in" svg:x2="6.15in" svg:y2="0.68887in" draw:z-index="251660288" draw:id="id2" draw:style-name="a4" draw:name="Conector recto de flecha 4" text:anchor-type="paragraph"><svg:title/><svg:desc/></draw:connector></text:span><text:span text:style-name="T115">Algoritmo y diagrama de flujo</text:span></text:p>
      <text:p text:style-name="P116">para ver si un numero es positivo o<text:s/>negativo.</text:p>
      <text:p text:style-name="P117"><text:span text:style-name="T118"><draw:custom-shape svg:x="5.65in" svg:y="0.15694in" svg:width="1.04167in" svg:height="0.58264in" draw:z-index="251661312" draw:id="id3" draw:style-name="a5" draw:name="Rectángulo 5" text:anchor-type="paragraph"><svg:title/><svg:desc/><text:p text:style-name="P119">Conjunto de números reales</text:p><draw:enhanced-geometry draw:type="non-primitive" svg:viewBox="0 0 21600 21600" draw:enhanced-path="M 0 0 L 21600 0 21600 21600 0 21600 Z N"/></draw:custom-shape></text:span><text:span text:style-name="T120">Restricción= el número no puede ser cero; x</text:span><text:span text:style-name="T121">≠</text:span><text:span text:style-name="T122">0</text:span></text:p>
      <text:p text:style-name="P123"/>
      <text:list text:style-name="LFO1" text:continue-numbering="true">
        <text:list-item>
          <text:p text:style-name="P124"><text:span text:style-name="T125"><draw:connector draw:type="line" svg:x1="6.13958in" svg:y1="0.1875in" svg:x2="6.13958in" svg:y2="0.625in" draw:z-index="251662336" draw:id="id4" draw:style-name="a7" draw:name="Conector recto de flecha 6" text:anchor-type="paragraph"><svg:title/><svg:desc/></draw:connector></text:span><text:span text:style-name="T126">Inicio</text:span></text:p>
        </text:list-item>
        <text:list-item>
          <text:p text:style-name="P127">Conjunto de números reales.</text:p>
        </text:list-item>
        <text:list-item>
          <text:p text:style-name="P128"><text:span text:style-name="T129"><draw:custom-shape svg:x="5.54583in" svg:y="0.07153in" svg:width="1.22917in" svg:height="0.63542in" draw:z-index="251663360" draw:id="id5" draw:style-name="a8" draw:name="Rectángulo 7" text:anchor-type="paragraph"><svg:title/><svg:desc/><text:p text:style-name="Normal"><text:span text:style-name="T130">E<text:s/></text:span><text:span text:style-name="T131">⊂</text:span><text:span text:style-name="T132"><text:s/>R1, donde num<text:s/></text:span><text:span text:style-name="T133">∈</text:span><text:span text:style-name="T134"><text:s/>E de (</text:span><text:span text:style-name="T135">−∞</text:span><text:span text:style-name="T136">,<text:s/></text:span><text:span text:style-name="T137">∞</text:span><text:span text:style-name="T138">)<text:s/></text:span><text:span text:style-name="T139">−</text:span><text:span text:style-name="T140"><text:s/>{0}</text:span></text:p><draw:enhanced-geometry draw:type="non-primitive" svg:viewBox="0 0 21600 21600" draw:enhanced-path="M 0 0 L 21600 0 21600 21600 0 21600 Z N"/></draw:custom-shape></text:span><text:span text:style-name="T141">Conocer el conjunto de números reales, x≠0</text:span></text:p>
        </text:list-item>
        <text:list-item>
          <text:p text:style-name="P142"><text:span text:style-name="T143">E<text:s/></text:span><text:span text:style-name="T144">⊂</text:span><text:span text:style-name="T145"><text:s/>R</text:span><text:span text:style-name="T146">1</text:span><text:span text:style-name="T147">, donde num<text:s/></text:span><text:span text:style-name="T148">∈</text:span><text:span text:style-name="T149"><text:s/>E de (</text:span><text:span text:style-name="T150">−∞</text:span><text:span text:style-name="T151">,<text:s/></text:span><text:span text:style-name="T152">∞</text:span><text:span text:style-name="T153">)<text:s/></text:span><text:span text:style-name="T154">−</text:span><text:span text:style-name="T155"><text:s/>{0}</text:span></text:p>
        </text:list-item>
        <text:list-item>
          <text:p text:style-name="P156"><text:span text:style-name="T157"><draw:connector draw:type="line" svg:x1="6.10764in" svg:y1="0.175in" svg:x2="6.09792in" svg:y2="0.69514in" draw:z-index="251665408" draw:id="id6" draw:style-name="a10" draw:name="Conector recto de flecha 9" text:anchor-type="paragraph"><svg:title/><svg:desc/></draw:connector></text:span><text:span text:style-name="T158">res = 0,</text:span><text:span text:style-name="T159"><text:s/>si num (0, ∞), res = 1, si num (−∞, 0)</text:span></text:p>
        </text:list-item>
        <text:list-item>
          <text:p text:style-name="P160">V res = 0, si num (0, ∞), res = 1, si num (−∞, 0)</text:p>
        </text:list-item>
        <text:list-item>
          <text:p text:style-name="P161">V<text:s/><text:bookmark-start text:name="_Hlk508313521"/>si res=0</text:p>
        </text:list-item>
        <text:list-item>
          <text:p text:style-name="P162"><text:bookmark-end text:name="_Hlk508313521"/><text:span text:style-name="T163"><draw:custom-shape svg:x="5.4in" svg:y="0.02847in" svg:width="1.38542in" svg:height="1.21875in" draw:z-index="251664384" draw:id="id7" draw:style-name="a11" draw:name="Rombo 8" text:anchor-type="paragraph"><svg:title/><svg:desc/><text:p text:style-name="P164"><text:span text:style-name="T165">res = 0, si num (0, ∞), res = 1, si num</text:span><text:span text:style-name="T166"><text:s/></text:span><text:span text:style-name="T167">(−∞, 0)</text:span></text:p><draw:enhanced-geometry draw:path-stretchpoint-x="21600" draw:path-stretchpoint-y="21600" draw:type="non-primitive" svg:viewBox="0 0 21600 21600" draw:enhanced-path="M ?f7 ?f20 L ?f21 ?f7 ?f10 ?f20 ?f21 ?f11 Z N" draw:text-areas="?f17 ?f15 ?f22 ?f2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draw:equation draw:name="f12" draw:formula="?f11 - ?f7"/><draw:equation draw:name="f13" draw:formula="?f10 - ?f7"/><draw:equation draw:name="f14" draw:formula="?f12 / 2"/><draw:equation draw:name="f15" draw:formula="?f12 / 4"/><draw:equation draw:name="f16" draw:formula="?f13 / 2"/><draw:equation draw:name="f17" draw:formula="?f13 / 4"/><draw:equation draw:name="f18" draw:formula="?f13 * 3"/><draw:equation draw:name="f19" draw:formula="?f12 * 3"/><draw:equation draw:name="f20" draw:formula="?f7 + ?f14"/><draw:equation draw:name="f21" draw:formula="?f7 + ?f16"/><draw:equation draw:name="f22" draw:formula="?f18 / 4"/><draw:equation draw:name="f23" draw:formula="?f19 / 4"/></draw:enhanced-geometry></draw:custom-shape></text:span><text:span text:style-name="T168">F<text:s/></text:span><text:bookmark-start text:name="_Hlk508313543"/><text:span text:style-name="T169">si res=1</text:span><text:bookmark-end text:name="_Hlk508313543"/></text:p>
        </text:list-item>
        <text:list-item>
          <text:p text:style-name="P170"><text:span text:style-name="T171"><draw:custom-shape svg:x="3.85833in" svg:y="0.24653in" svg:width="0.88542in" svg:height="0.71875in" draw:z-index="251667456" draw:id="id8" draw:style-name="a12" draw:name="Diagrama de flujo: documento 12" text:anchor-type="paragraph"><svg:title/><svg:desc/><text:p text:style-name="P172">si res=0</text:p><draw:enhanced-geometry draw:type="non-primitive" svg:viewBox="0 0 21600 21600" draw:enhanced-path="M ?f0 ?f0 L ?f1 ?f0 ?f1 ?f2 C ?f3 ?f2 ?f3 ?f4 ?f0 ?f5 Z N" draw:text-areas="?f14 ?f14 ?f15 ?f18" draw:glue-points="?f16 ?f17" draw:glue-point-leaving-directions="-180"><draw:equation draw:name="f0" draw:formula="0"/><draw:equation draw:name="f1" draw:formula="21600"/><draw:equation draw:name="f2" draw:formula="17322"/><draw:equation draw:name="f3" draw:formula="10800"/><draw:equation draw:name="f4" draw:formula="23922"/><draw:equation draw:name="f5" draw:formula="20172"/><draw:equation draw:name="f6" draw:formula="?f1 - ?f0"/><draw:equation draw:name="f7" draw:formula="?f6 / 2"/><draw:equation draw:name="f8" draw:formula="?f6 / 21600"/><draw:equation draw:name="f9" draw:formula="?f6 * 17322"/><draw:equation draw:name="f10" draw:formula="?f6 * 20172"/><draw:equation draw:name="f11" draw:formula="?f0 + ?f7"/><draw:equation draw:name="f12" draw:formula="?f9 / 21600"/><draw:equation draw:name="f13" draw:formula="?f10 / 21600"/><draw:equation draw:name="f14" draw:formula="?f0 / ?f8"/><draw:equation draw:name="f15" draw:formula="?f1 / ?f8"/><draw:equation draw:name="f16" draw:formula="?f11 / ?f8"/><draw:equation draw:name="f17" draw:formula="?f13 / ?f8"/><draw:equation draw:name="f18" draw:formula="?f12 / ?f8"/></draw:enhanced-geometry></draw:custom-shape></text:span><text:span text:style-name="T173">Fin <text:s text:c="77"/></text:span><text:span text:style-name="T174"><text:s text:c="11"/>V <text:s text:c="35"/>F</text:span></text:p>
        </text:list-item>
      </text:list>
      <text:p text:style-name="P175"><text:span text:style-name="T176"><draw:connector draw:type="line" svg:x1="6.5875in" svg:y1="0.09028in" svg:x2="7.11875in" svg:y2="0.07986in" draw:z-index="251671552" draw:id="id9" draw:style-name="a13" draw:name="Conector recto 18" text:anchor-type="paragraph"><svg:title/><svg:desc/></draw:connector></text:span><text:span text:style-name="T177"><draw:connector draw:type="line" svg:x1="7.15in" svg:y1="0.04861in" svg:x2="7.15in" svg:y2="0.51736in" draw:z-index="251670528" draw:id="id10" draw:style-name="a15" draw:name="Conector recto de flecha 15" text:anchor-type="paragraph"><svg:title/><svg:desc/></draw:connector></text:span><text:span text:style-name="T178"><draw:connector draw:type="line" svg:x1="5.54583in" svg:y1="0.06875in" svg:x2="4.76458in" svg:y2="0.05903in" draw:z-index="251666432" draw:id="id11" draw:style-name="a17" draw:name="Conector recto de flecha 11" text:anchor-type="paragraph"><svg:title/><svg:desc/></draw:connector></text:span></text:p>
      <text:p text:style-name="P179"><text:span text:style-name="T180"><draw:connector draw:type="line" svg:x1="4.43125in" svg:y1="0.31875in" svg:x2="5.43125in" svg:y2="1.31875in" draw:z-index="251673600" draw:id="id12" draw:style-name="a19" draw:name="Conector recto de flecha 20" text:anchor-type="paragraph"><svg:title/><svg:desc/></draw:connector></text:span><text:span text:style-name="T181"><draw:custom-shape svg:x="6.65in" svg:y="0.23542in" svg:width="0.875in" svg:height="0.85417in" draw:z-index="251668480" draw:id="id13" draw:style-name="a20" draw:name="Diagrama de flujo: documento 13" text:anchor-type="paragraph"><svg:title/><svg:desc/><text:p text:style-name="P182">si res=1</text:p><draw:enhanced-geometry draw:type="non-primitive" svg:viewBox="0 0 21600 21600" draw:enhanced-path="M ?f0 ?f0 L ?f1 ?f0 ?f1 ?f2 C ?f3 ?f2 ?f3 ?f4 ?f0 ?f5 Z N" draw:text-areas="?f14 ?f14 ?f15 ?f18" draw:glue-points="?f16 ?f17" draw:glue-point-leaving-directions="-180"><draw:equation draw:name="f0" draw:formula="0"/><draw:equation draw:name="f1" draw:formula="21600"/><draw:equation draw:name="f2" draw:formula="17322"/><draw:equation draw:name="f3" draw:formula="10800"/><draw:equation draw:name="f4" draw:formula="23922"/><draw:equation draw:name="f5" draw:formula="20172"/><draw:equation draw:name="f6" draw:formula="?f1 - ?f0"/><draw:equation draw:name="f7" draw:formula="?f6 / 2"/><draw:equation draw:name="f8" draw:formula="?f6 / 21600"/><draw:equation draw:name="f9" draw:formula="?f6 * 17322"/><draw:equation draw:name="f10" draw:formula="?f6 * 20172"/><draw:equation draw:name="f11" draw:formula="?f0 + ?f7"/><draw:equation draw:name="f12" draw:formula="?f9 / 21600"/><draw:equation draw:name="f13" draw:formula="?f10 / 21600"/><draw:equation draw:name="f14" draw:formula="?f0 / ?f8"/><draw:equation draw:name="f15" draw:formula="?f1 / ?f8"/><draw:equation draw:name="f16" draw:formula="?f11 / ?f8"/><draw:equation draw:name="f17" draw:formula="?f13 / ?f8"/><draw:equation draw:name="f18" draw:formula="?f12 / ?f8"/></draw:enhanced-geometry></draw:custom-shape></text:span></text:p>
      <text:p text:style-name="P183"><text:span text:style-name="T184"><draw:connector draw:type="line" svg:x1="6.66042in" svg:y1="0.57569in" svg:x2="6.43125in" svg:y2="0.83611in" draw:z-index="251674624" draw:id="id14" draw:style-name="a22" draw:name="Conector recto de flecha 21" text:anchor-type="paragraph"><svg:title/><svg:desc/></draw:connector></text:span><text:span text:style-name="T185"><draw:custom-shape svg:x="5.2125in" svg:y="0.77361in" svg:width="1.48889in" svg:height="0.71875in" draw:z-index="251672576" draw:id="id15" draw:style-name="a23" draw:name="Elipse 19" text:anchor-type="paragraph"><svg:title/><svg:desc/><text:p text:style-name="P186">Fin</text:p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<text:p text:style-name="P187">EJERCICIO 2.</text:p>
      <text:p text:style-name="P188">Algoritmo y diagrama de flujo de suma de dos números.</text:p>
      <text:p text:style-name="P189">Sin restricción.</text:p>
      <text:p text:style-name="P190"/>
      <text:list text:style-name="LFO2" text:continue-numbering="true">
        <text:list-item>
          <text:p text:style-name="P191">Inicio</text:p>
        </text:list-item>
        <text:list-item>
          <text:p text:style-name="P192">Conocer el primer número (a) y segundo número (b)</text:p>
        </text:list-item>
        <text:list-item>
          <text:p text:style-name="P193">C=primer número (a) + segundo número<text:s/>(b)</text:p>
        </text:list-item>
        <text:list-item>
          <text:p text:style-name="P194">Visualizar el resultado “C”</text:p>
        </text:list-item>
        <text:list-item>
          <text:p text:style-name="P195">Fin<text:s/></text:p>
        </text:list-item>
      </text:list>
      <text:p text:style-name="P196"/>
      <text:p text:style-name="P197"><text:span text:style-name="T198"><draw:custom-shape svg:x="0in" svg:y="0.03241in" svg:width="1.23889in" svg:height="0.66667in" draw:z-index="251675648" draw:id="id16" draw:style-name="a24" draw:name="Elipse 22" text:anchor-type="paragraph"><svg:title/><svg:desc/><text:p text:style-name="P199">Inicio</text:p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<text:p text:style-name="P200"/>
      <text:p text:style-name="P201"><text:span text:style-name="T202"><draw:connector draw:type="line" svg:x1="0in" svg:y1="0.19041in" svg:x2="0in" svg:y2="0.66958in" draw:z-index="251676672" draw:id="id17" draw:style-name="a26" draw:name="Conector recto de flecha 23" text:anchor-type="paragraph"><svg:title/><svg:desc/></draw:connector></text:span></text:p>
      <text:p text:style-name="P203"/>
      <text:p text:style-name="P204"/>
      <text:p text:style-name="P205"><text:span text:style-name="T206"><draw:custom-shape svg:x="0in" svg:y="0.01723in" svg:width="1.0625in" svg:height="0.47917in" draw:z-index="251677696" draw:id="id18" draw:style-name="a27" draw:name="Rectángulo 24" text:anchor-type="paragraph"><svg:title/><svg:desc/><text:p text:style-name="P207">a,b.c</text:p><draw:enhanced-geometry draw:type="non-primitive" svg:viewBox="0 0 21600 21600" draw:enhanced-path="M 0 0 L 21600 0 21600 21600 0 21600 Z N"/></draw:custom-shape></text:span></text:p>
      <text:p text:style-name="P208"/>
      <text:p text:style-name="P209"><text:span text:style-name="T210"><draw:connector draw:type="line" svg:x1="4.2734in" svg:y1="0.01222in" svg:x2="4.2734in" svg:y2="0.56361in" draw:z-index="251678720" draw:id="id19" draw:style-name="a29" draw:name="Conector recto de flecha 25" text:anchor-type="paragraph"><svg:title/><svg:desc/></draw:connector></text:span></text:p>
      <text:p text:style-name="P211"/>
      <text:p text:style-name="P212"><text:span text:style-name="T213"><draw:custom-shape svg:x="0in" svg:y="0.0116in" svg:width="1.25in" svg:height="0.625in" draw:z-index="251679744" draw:id="id20" draw:style-name="a30" draw:name="Rectángulo 26" text:anchor-type="paragraph"><svg:title/><svg:desc/><text:p text:style-name="P214">c=a+b</text:p><draw:enhanced-geometry draw:type="non-primitive" svg:viewBox="0 0 21600 21600" draw:enhanced-path="M 0 0 L 21600 0 21600 21600 0 21600 Z N"/></draw:custom-shape></text:span></text:p>
      <text:p text:style-name="P215"/>
      <text:p text:style-name="P216"><text:span text:style-name="T217"><draw:connector draw:type="line" svg:x1="0in" svg:y1="0.13132in" svg:x2="0in" svg:y2="0.75632in" draw:z-index="251680768" draw:id="id21" draw:style-name="a32" draw:name="Conector recto de flecha 28" text:anchor-type="paragraph"><svg:title/><svg:desc/></draw:connector></text:span></text:p>
      <text:p text:style-name="P218"/>
      <text:p text:style-name="P219"/>
      <text:p text:style-name="P220"><text:span text:style-name="T221"><draw:custom-shape svg:x="0in" svg:y="0.01841in" svg:width="1.5in" svg:height="0.82292in" draw:z-index="251681792" draw:id="id22" draw:style-name="a33" draw:name="Diagrama de flujo: documento 29" text:anchor-type="paragraph"><svg:title/><svg:desc/><text:p text:style-name="P222">c</text:p><draw:enhanced-geometry draw:type="non-primitive" svg:viewBox="0 0 21600 21600" draw:enhanced-path="M ?f0 ?f0 L ?f1 ?f0 ?f1 ?f2 C ?f3 ?f2 ?f3 ?f4 ?f0 ?f5 Z N" draw:text-areas="?f14 ?f14 ?f15 ?f18" draw:glue-points="?f16 ?f17" draw:glue-point-leaving-directions="-180"><draw:equation draw:name="f0" draw:formula="0"/><draw:equation draw:name="f1" draw:formula="21600"/><draw:equation draw:name="f2" draw:formula="17322"/><draw:equation draw:name="f3" draw:formula="10800"/><draw:equation draw:name="f4" draw:formula="23922"/><draw:equation draw:name="f5" draw:formula="20172"/><draw:equation draw:name="f6" draw:formula="?f1 - ?f0"/><draw:equation draw:name="f7" draw:formula="?f6 / 2"/><draw:equation draw:name="f8" draw:formula="?f6 / 21600"/><draw:equation draw:name="f9" draw:formula="?f6 * 17322"/><draw:equation draw:name="f10" draw:formula="?f6 * 20172"/><draw:equation draw:name="f11" draw:formula="?f0 + ?f7"/><draw:equation draw:name="f12" draw:formula="?f9 / 21600"/><draw:equation draw:name="f13" draw:formula="?f10 / 21600"/><draw:equation draw:name="f14" draw:formula="?f0 / ?f8"/><draw:equation draw:name="f15" draw:formula="?f1 / ?f8"/><draw:equation draw:name="f16" draw:formula="?f11 / ?f8"/><draw:equation draw:name="f17" draw:formula="?f13 / ?f8"/><draw:equation draw:name="f18" draw:formula="?f12 / ?f8"/></draw:enhanced-geometry></draw:custom-shape></text:span></text:p>
      <text:p text:style-name="P223"/>
      <text:p text:style-name="P224"/>
      <text:p text:style-name="P225"><text:span text:style-name="T226"><draw:connector draw:type="line" svg:x1="0in" svg:y1="0.02681in" svg:x2="0.01042in" svg:y2="0.78723in" draw:z-index="251682816" draw:id="id23" draw:style-name="a35" draw:name="Conector recto de flecha 30" text:anchor-type="paragraph"><svg:title/><svg:desc/></draw:connector></text:span></text:p>
      <text:p text:style-name="P227"/>
      <text:p text:style-name="P228"/>
      <text:p text:style-name="P229"><text:span text:style-name="T230"><draw:custom-shape svg:x="3.48958in" svg:y="0.04013in" svg:width="1.5in" svg:height="0.79167in" draw:z-index="251683840" draw:id="id24" draw:style-name="a36" draw:name="Elipse 31" text:anchor-type="paragraph"><svg:title/><svg:desc/><text:p text:style-name="P231">Fin</text:p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>Ejercicio 3.</text:p>
      <text:p text:style-name="P243"/>
      <text:p text:style-name="P244">Algoritmo y diagrama de flujo del área de un círculo.</text:p>
      <text:p text:style-name="P245">Sin restricción<text:s/></text:p>
      <text:p text:style-name="P246"/>
      <text:list text:style-name="LFO3" text:continue-numbering="true">
        <text:list-item>
          <text:p text:style-name="P247">Inicio<text:s/></text:p>
        </text:list-item>
        <text:list-item>
          <text:p text:style-name="P248">Conocer el radio; r=3.1416</text:p>
        </text:list-item>
        <text:list-item>
          <text:p text:style-name="P249">Operación<text:s/></text:p>
        </text:list-item>
        <text:list-item>
          <text:p text:style-name="P250">Mostrar el<text:s/>área</text:p>
        </text:list-item>
        <text:list-item>
          <text:p text:style-name="P251">Fin</text:p>
        </text:list-item>
      </text:list>
      <text:p text:style-name="Standard"><text:span text:style-name="T252"><draw:custom-shape svg:x="2.70601in" svg:y="0.12682in" svg:width="1.45417in" svg:height="0.84375in" draw:z-index="251684864" draw:id="id25" draw:style-name="a37" draw:name="Elipse 32" text:anchor-type="paragraph"><svg:title/><svg:desc/><text:p text:style-name="P253">Inicio</text:p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<text:p text:style-name="P254"/>
      <text:p text:style-name="P255"/>
      <text:p text:style-name="P256"><text:span text:style-name="T257"><draw:connector draw:type="line" svg:x1="3.43328in" svg:y1="0.18306in" svg:x2="3.43328in" svg:y2="0.88375in" draw:z-index="251685888" draw:id="id26" draw:style-name="a39" draw:name="Conector recto de flecha 33" text:anchor-type="paragraph"><svg:title/><svg:desc/></draw:connector></text:span></text:p>
      <text:p text:style-name="P258"/>
      <text:p text:style-name="P259"/>
      <text:p text:style-name="P260"><text:span text:style-name="T261"><draw:custom-shape svg:x="0in" svg:y="0.09577in" svg:width="1.45417in" svg:height="0.86875in" draw:z-index="251686912" draw:id="id27" draw:style-name="a40" draw:name="Rectángulo 34" text:anchor-type="paragraph"><svg:title/><svg:desc/><text:p text:style-name="P262">r,área</text:p><draw:enhanced-geometry draw:type="non-primitive" svg:viewBox="0 0 21600 21600" draw:enhanced-path="M 0 0 L 21600 0 21600 21600 0 21600 Z N"/></draw:custom-shape></text:span></text:p>
      <text:p text:style-name="P263"/>
      <text:p text:style-name="P264"/>
      <text:p text:style-name="P265"><text:span text:style-name="T266"><draw:connector draw:type="line" svg:x1="3.42029in" svg:y1="0.16567in" svg:x2="3.42029in" svg:y2="0.7497in" draw:z-index="251687936" draw:id="id28" draw:style-name="a42" draw:name="Conector recto de flecha 36" text:anchor-type="paragraph"><svg:title/><svg:desc/></draw:connector></text:span></text:p>
      <text:p text:style-name="P267"/>
      <text:p text:style-name="P268"/>
      <text:p text:style-name="P269"><text:span text:style-name="T270"><draw:custom-shape svg:x="2.68003in" svg:y="0.02711in" svg:width="1.54514in" svg:height="0.71389in" draw:z-index="251688960" draw:id="id29" draw:style-name="a43" draw:name="Rectángulo 37" text:anchor-type="paragraph"><svg:title/><svg:desc/><text:p text:style-name="P271"><text:span text:style-name="T272">Área=3.1416xr</text:span><text:span text:style-name="T273">2</text:span></text:p><draw:enhanced-geometry draw:type="non-primitive" svg:viewBox="0 0 21600 21600" draw:enhanced-path="M 0 0 L 21600 0 21600 21600 0 21600 Z N"/></draw:custom-shape></text:span></text:p>
      <text:p text:style-name="P274"/>
      <text:p text:style-name="P275"><text:span text:style-name="T276"><draw:connector draw:type="line" svg:x1="3.39383in" svg:y1="0.238in" svg:x2="3.38133in" svg:y2="0.95189in" draw:z-index="251689984" draw:id="id30" draw:style-name="a45" draw:name="Conector recto de flecha 38" text:anchor-type="paragraph"><svg:title/><svg:desc/></draw:connector></text:span></text:p>
      <text:p text:style-name="P277"/>
      <text:p text:style-name="P278"/>
      <text:p text:style-name="P279"><text:span text:style-name="T280"><draw:custom-shape svg:x="2.71899in" svg:y="0.20333in" svg:width="1.53125in" svg:height="0.94792in" draw:z-index="251691008" draw:id="id31" draw:style-name="a46" draw:name="Diagrama de flujo: documento 39" text:anchor-type="paragraph"><svg:title/><svg:desc/><text:p text:style-name="P281">Área</text:p><draw:enhanced-geometry draw:type="non-primitive" svg:viewBox="0 0 21600 21600" draw:enhanced-path="M ?f0 ?f0 L ?f1 ?f0 ?f1 ?f2 C ?f3 ?f2 ?f3 ?f4 ?f0 ?f5 Z N" draw:text-areas="?f14 ?f14 ?f15 ?f18" draw:glue-points="?f16 ?f17" draw:glue-point-leaving-directions="-180"><draw:equation draw:name="f0" draw:formula="0"/><draw:equation draw:name="f1" draw:formula="21600"/><draw:equation draw:name="f2" draw:formula="17322"/><draw:equation draw:name="f3" draw:formula="10800"/><draw:equation draw:name="f4" draw:formula="23922"/><draw:equation draw:name="f5" draw:formula="20172"/><draw:equation draw:name="f6" draw:formula="?f1 - ?f0"/><draw:equation draw:name="f7" draw:formula="?f6 / 2"/><draw:equation draw:name="f8" draw:formula="?f6 / 21600"/><draw:equation draw:name="f9" draw:formula="?f6 * 17322"/><draw:equation draw:name="f10" draw:formula="?f6 * 20172"/><draw:equation draw:name="f11" draw:formula="?f0 + ?f7"/><draw:equation draw:name="f12" draw:formula="?f9 / 21600"/><draw:equation draw:name="f13" draw:formula="?f10 / 21600"/><draw:equation draw:name="f14" draw:formula="?f0 / ?f8"/><draw:equation draw:name="f15" draw:formula="?f1 / ?f8"/><draw:equation draw:name="f16" draw:formula="?f11 / ?f8"/><draw:equation draw:name="f17" draw:formula="?f13 / ?f8"/><draw:equation draw:name="f18" draw:formula="?f12 / ?f8"/></draw:enhanced-geometry></draw:custom-shape></text:span></text:p>
      <text:p text:style-name="P282"/>
      <text:p text:style-name="P283"/>
      <text:p text:style-name="P284"/>
      <text:p text:style-name="P285"><text:span text:style-name="T286"><draw:connector draw:type="line" svg:x1="3.48523in" svg:y1="0.0277in" svg:x2="3.48523in" svg:y2="0.62423in" draw:z-index="251692032" draw:id="id32" draw:style-name="a48" draw:name="Conector recto de flecha 40" text:anchor-type="paragraph"><svg:title/><svg:desc/></draw:connector></text:span></text:p>
      <text:p text:style-name="P287"/>
      <text:p text:style-name="P288"><text:span text:style-name="T289"><draw:custom-shape svg:x="0in" svg:y="0.14654in" svg:width="1.53125in" svg:height="0.64931in" draw:z-index="251693056" draw:id="id33" draw:style-name="a49" draw:name="Elipse 41" text:anchor-type="paragraph"><svg:title/><svg:desc/><text:p text:style-name="P290">Fin</text:p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<text:p text:style-name="P291"/>
      <text:p text:style-name="P292"/>
      <text:p text:style-name="P293"/>
      <text:p text:style-name="P294"/>
      <text:p text:style-name="P295"/>
      <text:p text:style-name="P296"/>
      <text:p text:style-name="P297"/>
      <text:p text:style-name="P298"/>
      <text:p text:style-name="P299"/>
      <text:p text:style-name="P300"/>
      <text:p text:style-name="P301">CONCLUSIONES</text:p>
      <text:p text:style-name="P302"/>
      <text:p text:style-name="P303">Sin duda alguna fue una práctica bastante compleja ya que requirió un poco de abstracción para poder resolver los problemas puestos en la práctica,<text:s/>fue muy interesante la metodología que se usó, los comandos correspondientes que se usaron y el tipo de proceso que se<text:s/>llevó<text:s/>acabo para realizarlo de la mejor manera posible y sobre todo fácil, se cumplieron los objetivos vistos anteriormente.</text:p>
      <text:p text:style-name="P304"/>
      <text:p text:style-name="P305"/>
      <text:p text:style-name="P306"/>
      <text:p text:style-name="P307"/>
      <text:p text:style-name="P30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mbria Math" svg:font-family="Cambria Math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language="es" fo:country="MX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Textodelmarcadordeposición" style:display-name="Texto del marcador de posición" style:family="text" style:parent-style-name="Fuentedepárrafopredeter.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4" svg:viewBox="0 0 20 30" svg:d="m10 0-10 30h20z"/>
    <draw:marker draw:name="a21" svg:viewBox="0 0 20 30" svg:d="m10 0-10 30h20z"/>
    <draw:marker draw:name="a16" svg:viewBox="0 0 20 30" svg:d="m10 0-10 30h20z"/>
    <draw:marker draw:name="a3" svg:viewBox="0 0 20 30" svg:d="m10 0-10 30h20z"/>
    <draw:marker draw:name="a18" svg:viewBox="0 0 20 30" svg:d="m10 0-10 30h20z"/>
    <draw:marker draw:name="a6" svg:viewBox="0 0 20 30" svg:d="m10 0-10 30h20z"/>
    <draw:marker draw:name="a31" svg:viewBox="0 0 20 30" svg:d="m10 0-10 30h20z"/>
    <draw:marker draw:name="a25" svg:viewBox="0 0 20 30" svg:d="m10 0-10 30h20z"/>
    <draw:marker draw:name="a28" svg:viewBox="0 0 20 30" svg:d="m10 0-10 30h20z"/>
    <draw:marker draw:name="a9" svg:viewBox="0 0 20 30" svg:d="m10 0-10 30h20z"/>
    <draw:marker draw:name="a34" svg:viewBox="0 0 20 30" svg:d="m10 0-10 30h20z"/>
    <draw:marker draw:name="a41" svg:viewBox="0 0 20 30" svg:d="m10 0-10 30h20z"/>
    <draw:marker draw:name="a38" svg:viewBox="0 0 20 30" svg:d="m10 0-10 30h20z"/>
    <draw:marker draw:name="a44" svg:viewBox="0 0 20 30" svg:d="m10 0-10 30h20z"/>
    <draw:marker draw:name="a47" svg:viewBox="0 0 20 30" svg:d="m10 0-10 30h20z"/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 </meta:initial-creator>
    <dc:creator>Emiliano De la Luz Sánchez</dc:creator>
    <meta:creation-date>2018-03-09T05:46:00Z</meta:creation-date>
    <dc:date>2018-03-09T05:48:00Z</dc:date>
    <meta:template xlink:href="Normal" xlink:type="simple"/>
    <meta:editing-cycles>4</meta:editing-cycles>
    <meta:editing-duration>PT60S</meta:editing-duration>
    <meta:document-statistic meta:page-count="1" meta:paragraph-count="4" meta:word-count="382" meta:character-count="2485" meta:row-count="17" meta:non-whitespace-character-count="2107"/>
  </office:meta>
</office:document-meta>
</file>